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0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565cm" style:rel-column-width="21844*"/>
    </style:style>
    <style:style style:name="Таблица11.B" style:family="table-column">
      <style:table-column-properties style:column-width="8.567cm" style:rel-column-width="21845*"/>
    </style:style>
    <style:style style:name="Таблица11.C" style:family="table-column">
      <style:table-column-properties style:column-width="8.567cm" style:rel-column-width="21846*"/>
    </style:style>
    <style:style style:name="Таблица11.A1" style:family="table-cell">
      <style:table-cell-properties style:vertical-align="middle" fo:background-color="#000000" fo:padding="0.097cm" fo:border-left="0.05pt solid #000000" fo:border-right="none" fo:border-top="0.05pt solid #000000" fo:border-bottom="none">
        <style:background-image/>
      </style:table-cell-properties>
    </style:style>
    <style:style style:name="Таблица1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1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4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4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7c823" officeooo:paragraph-rsid="0007c823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085228" officeooo:paragraph-rsid="00085228" style:font-size-asian="16pt" style:font-size-complex="16pt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20dc21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7a854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d7061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165b1c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2c57b" officeooo:paragraph-rsid="0012c57b" style:font-size-asian="16pt" style:font-weight-asian="normal" style:font-size-complex="16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65b1c" officeooo:paragraph-rsid="00165b1c" style:font-size-asian="16pt" style:font-weight-asian="normal" style:font-size-complex="16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fo:font-weight="bold" officeooo:paragraph-rsid="0014f243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52a97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c607b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1a8b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b980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ee6be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0dc21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6f9ab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ccab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3e978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7a854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98165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d7061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e0f41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06fc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51c60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a3a6e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6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47d3e8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4pt" officeooo:paragraph-rsid="004a2bbb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>
          <style:tab-stop style:position="1.005cm"/>
        </style:tab-stops>
      </style:paragraph-properties>
      <style:text-properties fo:font-size="16pt" officeooo:rsid="004309f4" officeooo:paragraph-rsid="004309f4" style:font-size-asian="16pt" style:font-size-complex="16pt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0dc21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6f9ab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91bb6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00189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82dc3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58c89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7ec44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f464b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6cb7c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a2bbb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8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6c26d"/>
    </style:style>
    <style:style style:name="P8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reak-before="page" fo:background-color="transparent">
        <style:tab-stops>
          <style:tab-stop style:position="1.005cm"/>
        </style:tab-stops>
      </style:paragraph-properties>
      <style:text-properties fo:font-size="14pt" officeooo:rsid="004309f4" officeooo:paragraph-rsid="004309f4" style:font-size-asian="14pt" style:font-size-complex="14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>
        <style:tab-stops/>
      </style:paragraph-properties>
      <style:text-properties officeooo:paragraph-rsid="0017ec44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/>
      </style:paragraph-properties>
      <style:text-properties officeooo:paragraph-rsid="0017ec44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1e7a0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2edc8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1e7a0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2edc8"/>
    </style:style>
    <style:style style:name="P90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98165"/>
    </style:style>
    <style:style style:name="P9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e0f41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701cm" style:auto-text-indent="false" style:page-number="auto" fo:background-color="transparent">
        <style:tab-stops/>
      </style:paragraph-properties>
      <style:text-properties officeooo:paragraph-rsid="00282dc3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2.701cm" style:auto-text-indent="false" fo:background-color="transparent">
        <style:tab-stops/>
      </style:paragraph-properties>
      <style:text-properties officeooo:paragraph-rsid="00282dc3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d7061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e0f41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d7061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rsid="004e0f41" officeooo:paragraph-rsid="004e0f41" style:font-size-asian="14pt" style:font-size-complex="16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0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7a854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7a854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4.6cm" style:auto-text-indent="false" fo:background-color="transparent">
        <style:tab-stops/>
      </style:paragraph-properties>
      <style:text-properties officeooo:paragraph-rsid="0037a854"/>
    </style:style>
    <style:style style:name="P10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099cm" style:auto-text-indent="false" style:page-number="auto" fo:background-color="transparent">
        <style:tab-stops/>
      </style:paragraph-properties>
      <style:text-properties officeooo:paragraph-rsid="0037a854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3.099cm" style:auto-text-indent="false" fo:background-color="transparent">
        <style:tab-stops/>
      </style:paragraph-properties>
      <style:text-properties officeooo:paragraph-rsid="0037a854"/>
    </style:style>
    <style:style style:name="P110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</style:style>
    <style:style style:name="P111" style:family="paragraph" style:parent-style-name="Standard">
      <loext:graphic-properties draw:fill="none"/>
      <style:paragraph-properties fo:margin-left="0cm" fo:margin-right="0cm" fo:text-indent="4.5cm" style:auto-text-indent="false" fo:background-color="transparent"/>
    </style:style>
    <style:style style:name="P112" style:family="paragraph" style:parent-style-name="Standard" style:master-page-name="">
      <loext:graphic-properties draw:fill="none"/>
      <style:paragraph-properties fo:margin-left="0cm" fo:margin-right="0cm" fo:text-indent="4.001cm" style:auto-text-indent="false" style:page-number="auto" fo:background-color="transparent"/>
    </style:style>
    <style:style style:name="P113" style:family="paragraph" style:parent-style-name="Standard">
      <loext:graphic-properties draw:fill="none"/>
      <style:paragraph-properties fo:margin-left="0cm" fo:margin-right="0cm" fo:text-indent="4.001cm" style:auto-text-indent="false" fo:background-color="transparent"/>
    </style:style>
    <style:style style:name="P114" style:family="paragraph" style:parent-style-name="Standard" style:master-page-name="">
      <loext:graphic-properties draw:fill="none"/>
      <style:paragraph-properties fo:margin-left="0cm" fo:margin-right="0cm" fo:text-indent="5.001cm" style:auto-text-indent="false" style:page-number="auto" fo:background-color="transparent"/>
    </style:style>
    <style:style style:name="P115" style:family="paragraph" style:parent-style-name="Standard">
      <loext:graphic-properties draw:fill="none"/>
      <style:paragraph-properties fo:margin-left="0cm" fo:margin-right="0cm" fo:text-indent="5.001cm" style:auto-text-indent="false" fo:background-color="transparent"/>
    </style:style>
    <style:style style:name="P1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20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21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122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3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5c3864" officeooo:paragraph-rsid="005c3864" style:font-size-asian="16pt" style:font-weight-asian="normal" style:font-size-complex="16pt" style:font-weight-complex="normal"/>
    </style:style>
    <style:style style:name="P127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128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29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30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1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132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1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688730"/>
    </style:style>
    <style:style style:name="P1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1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675060" officeooo:paragraph-rsid="00675060" style:font-size-asian="14pt" style:font-size-complex="14pt"/>
    </style:style>
    <style:style style:name="P136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7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8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9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0" style:family="paragraph" style:parent-style-name="Standard" style:list-style-name="L22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41" style:family="paragraph" style:parent-style-name="Standard" style:list-style-name="L31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42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3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4" style:family="paragraph" style:parent-style-name="Standard" style:list-style-name="L7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5" style:family="paragraph" style:parent-style-name="Standard" style:list-style-name="L8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6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47" style:family="paragraph" style:parent-style-name="Standard" style:list-style-name="L31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48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49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50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2.401cm" style:auto-text-indent="false" style:page-number="auto" fo:background-color="transparent">
        <style:tab-stops/>
      </style:paragraph-properties>
      <style:text-properties officeooo:paragraph-rsid="00226c3a"/>
    </style:style>
    <style:style style:name="P151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41945"/>
    </style:style>
    <style:style style:name="P152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52067"/>
    </style:style>
    <style:style style:name="P153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54" style:family="paragraph" style:parent-style-name="Standard" style:list-style-name="L1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282dc3"/>
    </style:style>
    <style:style style:name="P155" style:family="paragraph" style:parent-style-name="Standard" style:list-style-name="L12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12135"/>
    </style:style>
    <style:style style:name="P156" style:family="paragraph" style:parent-style-name="Standard" style:list-style-name="L2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57" style:family="paragraph" style:parent-style-name="Standard" style:list-style-name="L2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f464b"/>
    </style:style>
    <style:style style:name="P158" style:family="paragraph" style:parent-style-name="Standard" style:list-style-name="L3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6cb7c"/>
    </style:style>
    <style:style style:name="P159" style:family="paragraph" style:parent-style-name="Standard" style:list-style-name="L33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a2bbb"/>
    </style:style>
    <style:style style:name="P160" style:family="paragraph" style:parent-style-name="Standard" style:list-style-name="L34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98165"/>
    </style:style>
    <style:style style:name="P161" style:family="paragraph" style:parent-style-name="Standard" style:list-style-name="L35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bf48d"/>
    </style:style>
    <style:style style:name="P162" style:family="paragraph" style:parent-style-name="Standard" style:list-style-name="L26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63" style:family="paragraph" style:parent-style-name="Standard" style:list-style-name="L27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64" style:family="paragraph" style:parent-style-name="Standard" style:list-style-name="L32" style:master-page-name="">
      <loext:graphic-properties draw:fill="none"/>
      <style:paragraph-properties fo:margin-left="0cm" fo:margin-right="0cm" fo:line-height="115%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7d3e8"/>
    </style:style>
    <style:style style:name="P165" style:family="paragraph" style:parent-style-name="Standard" style:list-style-name="L1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282dc3"/>
    </style:style>
    <style:style style:name="P166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312135"/>
    </style:style>
    <style:style style:name="P167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68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309f4"/>
    </style:style>
    <style:style style:name="P169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6cb7c"/>
    </style:style>
    <style:style style:name="P170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71" style:family="paragraph" style:parent-style-name="Standard" style:list-style-name="L33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72" style:family="paragraph" style:parent-style-name="Standard" style:list-style-name="L34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98165"/>
    </style:style>
    <style:style style:name="P173" style:family="paragraph" style:parent-style-name="Standard" style:list-style-name="L35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bf48d"/>
    </style:style>
    <style:style style:name="P174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paragraph-rsid="003f464b" style:font-size-asian="16pt" style:font-size-complex="16pt"/>
    </style:style>
    <style:style style:name="P175" style:family="paragraph" style:parent-style-name="Standard" style:list-style-name="L26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76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77" style:family="paragraph" style:parent-style-name="Standard" style:list-style-name="L32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78" style:family="paragraph" style:parent-style-name="Standard" style:list-style-name="L13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2edc8"/>
    </style:style>
    <style:style style:name="P179" style:family="paragraph" style:parent-style-name="Standard" style:list-style-name="L15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80" style:family="paragraph" style:parent-style-name="Standard" style:list-style-name="L17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81" style:family="paragraph" style:parent-style-name="Standard" style:list-style-name="L14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fo:font-size="16pt" officeooo:rsid="0032edc8" officeooo:paragraph-rsid="0032edc8" style:font-size-asian="16pt" style:font-size-complex="16pt"/>
    </style:style>
    <style:style style:name="P182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2edc8"/>
    </style:style>
    <style:style style:name="P183" style:family="paragraph" style:parent-style-name="Standard" style:list-style-name="L15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4" style:family="paragraph" style:parent-style-name="Standard" style:list-style-name="L16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5" style:family="paragraph" style:parent-style-name="Standard" style:list-style-name="L17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6" style:family="paragraph" style:parent-style-name="Standard" style:list-style-name="L18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7" style:family="paragraph" style:parent-style-name="Standard" style:list-style-name="L14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fo:font-size="16pt" officeooo:rsid="00330176" officeooo:paragraph-rsid="00330176" style:font-size-asian="16pt" style:font-size-complex="16pt"/>
    </style:style>
    <style:style style:name="P188" style:family="paragraph" style:parent-style-name="Standard" style:list-style-name="L19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3e978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fo:font-size="14pt" officeooo:paragraph-rsid="00704600" style:font-size-asian="14pt" style:font-size-complex="14pt"/>
    </style:style>
    <style:style style:name="P190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3e978"/>
    </style:style>
    <style:style style:name="P191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fo:font-size="14pt" officeooo:paragraph-rsid="00704600" style:font-size-asian="14pt" style:font-size-complex="14pt"/>
    </style:style>
    <style:style style:name="P192" style:family="paragraph" style:parent-style-name="Standard" style:list-style-name="L23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93" style:family="paragraph" style:parent-style-name="Standard" style:list-style-name="L24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officeooo:paragraph-rsid="003f464b"/>
    </style:style>
    <style:style style:name="P194" style:family="paragraph" style:parent-style-name="Standard" style:list-style-name="L23">
      <loext:graphic-properties draw:fill="none"/>
      <style:paragraph-properties fo:margin-left="0cm" fo:margin-right="0cm" fo:text-align="justify" style:justify-single-word="false" fo:text-indent="3.701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95" style:family="paragraph" style:parent-style-name="Standard" style:list-style-name="L25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196" style:family="paragraph" style:parent-style-name="Standard" style:list-style-name="L28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49ba4"/>
    </style:style>
    <style:style style:name="P19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12135"/>
    </style:style>
    <style:style style:name="P19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3e978"/>
    </style:style>
    <style:style style:name="P199" style:family="paragraph" style:parent-style-name="Standard" style:list-style-name="L25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200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49ba4"/>
    </style:style>
    <style:style style:name="P201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59b75"/>
    </style:style>
    <style:style style:name="P20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12135"/>
    </style:style>
    <style:style style:name="P20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6c93b7"/>
    </style:style>
    <style:style style:name="P20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ccab"/>
    </style:style>
    <style:style style:name="P20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f7b7"/>
    </style:style>
    <style:style style:name="P20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6e63ff"/>
    </style:style>
    <style:style style:name="P20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704600"/>
    </style:style>
    <style:style style:name="P208" style:family="paragraph" style:parent-style-name="Standard" style:list-style-name="L29" style:master-page-name="">
      <loext:graphic-properties draw:fill="none"/>
      <style:paragraph-properties fo:margin-left="0cm" fo:margin-right="0cm" fo:text-align="justify" style:justify-single-word="false" fo:text-indent="3.401cm" style:auto-text-indent="false" style:page-number="auto" fo:background-color="transparent">
        <style:tab-stops/>
      </style:paragraph-properties>
      <style:text-properties officeooo:paragraph-rsid="00459b75"/>
    </style:style>
    <style:style style:name="P209" style:family="paragraph" style:parent-style-name="Standard" style:list-style-name="L29">
      <loext:graphic-properties draw:fill="none"/>
      <style:paragraph-properties fo:margin-left="0cm" fo:margin-right="0cm" fo:text-align="justify" style:justify-single-word="false" fo:text-indent="3.401cm" style:auto-text-indent="false" fo:background-color="transparent">
        <style:tab-stops/>
      </style:paragraph-properties>
      <style:text-properties officeooo:paragraph-rsid="00459b75"/>
    </style:style>
    <style:style style:name="P210" style:family="paragraph" style:parent-style-name="Standard" style:list-style-name="L36" style:master-page-name="">
      <loext:graphic-properties draw:fill="none"/>
      <style:paragraph-properties fo:margin-left="0cm" fo:margin-right="0cm" fo:text-align="justify" style:justify-single-word="false" fo:text-indent="4.001cm" style:auto-text-indent="false" style:page-number="auto" fo:background-color="transparent">
        <style:tab-stops/>
      </style:paragraph-properties>
      <style:text-properties officeooo:paragraph-rsid="004bf48d"/>
    </style:style>
    <style:style style:name="P211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bf48d"/>
    </style:style>
    <style:style style:name="P212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d7061"/>
    </style:style>
    <style:style style:name="P213" style:family="paragraph" style:parent-style-name="Table_20_Contents">
      <style:paragraph-properties fo:text-align="center" style:justify-single-word="false"/>
      <style:text-properties officeooo:rsid="00165b1c" officeooo:paragraph-rsid="00165b1c"/>
    </style:style>
    <style:style style:name="P214" style:family="paragraph" style:parent-style-name="Table_20_Contents">
      <style:paragraph-properties fo:text-align="center" style:justify-single-word="false"/>
      <style:text-properties officeooo:rsid="00695a50" officeooo:paragraph-rsid="00695a50"/>
    </style:style>
    <style:style style:name="T1" style:family="text">
      <style:text-properties officeooo:rsid="0002a5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77571" style:font-size-asian="16pt" style:font-size-complex="16pt"/>
    </style:style>
    <style:style style:name="T4" style:family="text">
      <style:text-properties fo:font-size="16pt" officeooo:rsid="0007c823" style:font-size-asian="16pt" style:font-size-complex="16pt"/>
    </style:style>
    <style:style style:name="T5" style:family="text">
      <style:text-properties fo:font-size="16pt" officeooo:rsid="0012c57b" style:font-size-asian="16pt" style:font-size-complex="16pt"/>
    </style:style>
    <style:style style:name="T6" style:family="text">
      <style:text-properties fo:font-size="16pt" officeooo:rsid="0014f243" style:font-size-asian="16pt" style:font-size-complex="16pt"/>
    </style:style>
    <style:style style:name="T7" style:family="text">
      <style:text-properties fo:font-size="16pt" officeooo:rsid="00152a97" style:font-size-asian="16pt" style:font-size-complex="16pt"/>
    </style:style>
    <style:style style:name="T8" style:family="text">
      <style:text-properties fo:font-size="16pt" officeooo:rsid="00165b1c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2c57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4f24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52a97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ec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9816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c607b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d1a8b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1db98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1ee6be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0dc21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226c3a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241945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252067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26f9ab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282dc3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291bb6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2a06fc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2accab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af7b7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2cca38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2e56c4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f3d35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3001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312135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31e7a0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32edc8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330176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33e978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6c26d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7a854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d7657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3f464b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4309f4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449ba4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459b75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46cb7c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47d3e8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4a2bbb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04bf48d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4d7061" style:font-size-asian="16pt" style:font-weight-asian="normal" style:font-size-complex="16pt" style:font-weight-complex="normal"/>
    </style:style>
    <style:style style:name="T50" style:family="text">
      <style:text-properties fo:font-size="16pt" fo:font-weight="normal" officeooo:rsid="004e0f41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551c60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556b42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6a994b" style:font-size-asian="16pt" style:font-weight-asian="normal" style:font-size-complex="16pt" style:font-weight-complex="normal"/>
    </style:style>
    <style:style style:name="T54" style:family="text">
      <style:text-properties fo:font-size="16pt" fo:font-weight="normal" officeooo:rsid="006e3d82" style:font-size-asian="16pt" style:font-weight-asian="normal" style:font-size-complex="16pt" style:font-weight-complex="normal"/>
    </style:style>
    <style:style style:name="T55" style:family="text">
      <style:text-properties fo:font-size="16pt" fo:font-weight="normal" officeooo:rsid="006e63ff" style:font-size-asian="16pt" style:font-weight-asian="normal" style:font-size-complex="16pt" style:font-weight-complex="normal"/>
    </style:style>
    <style:style style:name="T56" style:family="text">
      <style:text-properties fo:font-size="16pt" fo:font-weight="normal" officeooo:rsid="00704600" style:font-size-asian="16pt" style:font-weight-asian="normal" style:font-size-complex="16pt" style:font-weight-complex="normal"/>
    </style:style>
    <style:style style:name="T57" style:family="text">
      <style:text-properties fo:font-size="16pt" fo:font-weight="normal" officeooo:rsid="00715d62" style:font-size-asian="16pt" style:font-weight-asian="normal" style:font-size-complex="16pt" style:font-weight-complex="normal"/>
    </style:style>
    <style:style style:name="T58" style:family="text">
      <style:text-properties fo:font-size="16pt" fo:font-weight="normal" officeooo:rsid="00717f11" style:font-size-asian="16pt" style:font-weight-asian="normal" style:font-size-complex="16pt" style:font-weight-complex="normal"/>
    </style:style>
    <style:style style:name="T59" style:family="text">
      <style:text-properties fo:font-size="16pt" fo:font-weight="normal" officeooo:rsid="004d7061" style:font-size-asian="14pt" style:font-weight-asian="normal" style:font-size-complex="16pt" style:font-weight-complex="normal"/>
    </style:style>
    <style:style style:name="T60" style:family="text">
      <style:text-properties fo:font-size="16pt" fo:font-weight="normal" officeooo:rsid="004e0f41" style:font-size-asian="14pt" style:font-weight-asian="normal" style:font-size-complex="16pt" style:font-weight-complex="normal"/>
    </style:style>
    <style:style style:name="T61" style:family="text">
      <style:text-properties fo:font-size="16pt" fo:font-weight="bold" style:font-size-asian="16pt" style:font-weight-asian="bold" style:font-size-complex="16pt" style:font-weight-complex="bold"/>
    </style:style>
    <style:style style:name="T62" style:family="text">
      <style:text-properties fo:font-size="16pt" fo:font-weight="bold" officeooo:rsid="0017ec44" style:font-size-asian="16pt" style:font-weight-asian="bold" style:font-size-complex="16pt" style:font-weight-complex="bold"/>
    </style:style>
    <style:style style:name="T63" style:family="text">
      <style:text-properties fo:font-size="16pt" fo:font-weight="bold" officeooo:rsid="00198165" style:font-size-asian="16pt" style:font-weight-asian="bold" style:font-size-complex="16pt" style:font-weight-complex="bold"/>
    </style:style>
    <style:style style:name="T64" style:family="text">
      <style:text-properties officeooo:rsid="000448e1"/>
    </style:style>
    <style:style style:name="T65" style:family="text">
      <style:text-properties officeooo:rsid="0007c823"/>
    </style:style>
    <style:style style:name="T66" style:family="text">
      <style:text-properties officeooo:rsid="00085228"/>
    </style:style>
    <style:style style:name="T67" style:family="text">
      <style:text-properties fo:font-weight="normal" officeooo:rsid="000d6f8f" style:font-weight-asian="normal" style:font-weight-complex="normal"/>
    </style:style>
    <style:style style:name="T68" style:family="text">
      <style:text-properties fo:font-weight="normal" officeooo:rsid="000eb013" style:font-weight-asian="normal" style:font-weight-complex="normal"/>
    </style:style>
    <style:style style:name="T69" style:family="text">
      <style:text-properties fo:font-weight="normal" officeooo:rsid="0017ec44" style:font-weight-asian="normal" style:font-weight-complex="normal"/>
    </style:style>
    <style:style style:name="T70" style:family="text">
      <style:text-properties officeooo:rsid="000a3578"/>
    </style:style>
    <style:style style:name="T71" style:family="text">
      <style:text-properties fo:color="#000000" fo:font-weight="normal" officeooo:rsid="000eb013" style:font-weight-asian="normal" style:font-weight-complex="normal"/>
    </style:style>
    <style:style style:name="T72" style:family="text">
      <style:text-properties officeooo:rsid="000eb013"/>
    </style:style>
    <style:style style:name="T73" style:family="text">
      <style:text-properties fo:font-size="13pt" fo:font-weight="normal" style:font-size-asian="13pt" style:font-weight-asian="normal" style:font-size-complex="13pt" style:font-weight-complex="normal"/>
    </style:style>
    <style:style style:name="T74" style:family="text">
      <style:text-properties fo:font-size="14pt" fo:font-weight="normal" officeooo:rsid="0017ec44" style:font-size-asian="14pt" style:font-weight-asian="normal" style:font-size-complex="14pt" style:font-weight-complex="normal"/>
    </style:style>
    <style:style style:name="T75" style:family="text">
      <style:text-properties fo:font-size="14pt" fo:font-weight="normal" officeooo:rsid="00449ba4" style:font-size-asian="14pt" style:font-weight-asian="normal" style:font-size-complex="14pt" style:font-weight-complex="normal"/>
    </style:style>
    <style:style style:name="T76" style:family="text">
      <style:text-properties fo:font-size="14pt" fo:font-weight="normal" officeooo:rsid="00459b75" style:font-size-asian="14pt" style:font-weight-asian="normal" style:font-size-complex="14pt" style:font-weight-complex="normal"/>
    </style:style>
    <style:style style:name="T77" style:family="text">
      <style:text-properties fo:font-size="14pt" fo:font-weight="normal" officeooo:rsid="0046cb7c" style:font-size-asian="14pt" style:font-weight-asian="normal" style:font-size-complex="14pt" style:font-weight-complex="normal"/>
    </style:style>
    <style:style style:name="T78" style:family="text">
      <style:text-properties fo:font-size="14pt" fo:font-weight="normal" officeooo:rsid="004a2bbb" style:font-size-asian="14pt" style:font-weight-asian="normal" style:font-size-complex="14pt" style:font-weight-complex="normal"/>
    </style:style>
    <style:style style:name="T79" style:family="text">
      <style:text-properties fo:font-size="14pt" fo:font-weight="normal" officeooo:rsid="004d7061" style:font-size-asian="14pt" style:font-weight-asian="normal" style:font-size-complex="14pt" style:font-weight-complex="normal"/>
    </style:style>
    <style:style style:name="T80" style:family="text">
      <style:text-properties fo:font-size="14pt" fo:font-weight="normal" officeooo:rsid="004e0f41" style:font-size-asian="14pt" style:font-weight-asian="normal" style:font-size-complex="14pt" style:font-weight-complex="normal"/>
    </style:style>
    <style:style style:name="T81" style:family="text">
      <style:text-properties fo:font-size="14pt" fo:font-weight="normal" officeooo:rsid="003f464b" style:font-size-asian="14pt" style:font-weight-asian="normal" style:font-size-complex="14pt" style:font-weight-complex="normal"/>
    </style:style>
    <style:style style:name="T82" style:family="text">
      <style:text-properties fo:font-size="14pt" fo:font-weight="normal" officeooo:rsid="004bf48d" style:font-size-asian="12.25pt" style:font-weight-asian="normal" style:font-size-complex="14pt" style:font-weight-complex="normal"/>
    </style:style>
    <style:style style:name="T83" style:family="text">
      <style:text-properties fo:font-size="14pt" officeooo:rsid="004d7061" style:font-size-asian="12.25pt" style:font-size-complex="14pt"/>
    </style:style>
    <style:style style:name="T84" style:family="text">
      <style:text-properties fo:font-size="14pt" officeooo:rsid="00688730" style:font-size-asian="14pt" style:font-size-complex="14pt"/>
    </style:style>
    <style:style style:name="T85" style:family="text">
      <style:text-properties fo:font-size="14pt" officeooo:rsid="006c93b7" style:font-size-asian="14pt" style:font-size-complex="14pt"/>
    </style:style>
    <style:style style:name="T86" style:family="text">
      <style:text-properties fo:font-size="14pt" officeooo:rsid="00688730" fo:background-color="#ffff00" loext:char-shading-value="0" style:font-size-asian="14pt" style:font-size-complex="14pt"/>
    </style:style>
    <style:style style:name="T87" style:family="text">
      <style:text-properties fo:font-size="15pt" fo:font-weight="normal" officeooo:rsid="00198165" style:font-size-asian="15pt" style:font-weight-asian="normal" style:font-size-complex="15pt" style:font-weight-complex="normal"/>
    </style:style>
    <style:style style:name="T88" style:family="text">
      <style:text-properties officeooo:rsid="005184a0"/>
    </style:style>
    <style:style style:name="T89" style:family="text">
      <style:text-properties officeooo:rsid="005ec94d"/>
    </style:style>
    <style:style style:name="T90" style:family="text">
      <style:text-properties officeooo:rsid="0070c2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64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3987825923456">
          <table:table-cell table:style-name="Таблица10.A1" office:value-type="string">
            <text:p text:style-name="P24">Плюсы</text:p>
          </table:table-cell>
          <table:table-cell table:style-name="Таблица10.B1" office:value-type="string">
            <text:p text:style-name="P24">Минусы</text:p>
          </table:table-cell>
        </table:table-row>
        <table:table-row table:style-name="TableLine93987825982848">
          <table:table-cell table:style-name="Таблица10.A2" office:value-type="string">
            <text:p text:style-name="P25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27">1) Стоимость серверных машин выше чем у клиентских ПК</text:p>
          </table:table-cell>
        </table:table-row>
        <table:table-row table:style-name="TableLine93987825984272">
          <table:table-cell table:style-name="Таблица10.A2" office:value-type="string">
            <text:p text:style-name="P27">2) К клиентским ПК выдвигаются низкие запросы </text:p>
          </table:table-cell>
          <table:table-cell table:style-name="Таблица10.B2" office:value-type="string">
            <text:p text:style-name="P27">2) Обслуживанием сервером занимаются специально обученные специалисты</text:p>
          </table:table-cell>
        </table:table-row>
        <table:table-row table:style-name="TableLine93987825984992">
          <table:table-cell table:style-name="Таблица10.A2" office:value-type="string">
            <text:p text:style-name="P27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27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3987825986272">
          <table:table-cell table:style-name="Таблица10.A5" office:value-type="string">
            <text:p text:style-name="P26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3920932962" text:style-name="L1">
              <text:list-header>
                <text:p text:style-name="P120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3987826010960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3987826021728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3987826023120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3987826023760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61432569604916" text:continue-numbering="true" text:style-name="L1">
              <text:list-header>
                <text:p text:style-name="P121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3987826029936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3987826041616">
          <table:table-cell table:style-name="Таблица5.A2" office:value-type="string">
            <text:p text:style-name="P19"><text:span text:style-name="T3">1) </text:span><text:span text:style-name="T4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3987826043008">
          <table:table-cell table:style-name="Таблица5.A2" office:value-type="string">
            <text:p text:style-name="P21">2) <text:span text:style-name="T65">Очень надежная</text:span></text:p>
          </table:table-cell>
          <table:table-cell table:style-name="Таблица5.B2" office:value-type="string">
            <text:p text:style-name="P19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3987826043648">
          <table:table-cell table:style-name="Таблица6.A1" office:value-type="string">
            <text:p text:style-name="P21">Используется для <text:span text:style-name="T65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61431618572086" text:continue-numbering="true" text:style-name="L1">
              <text:list-header>
                <text:p text:style-name="P121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3987826049408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3987826058000">
          <table:table-cell table:style-name="Таблица8.A2" office:value-type="string">
            <text:p text:style-name="P19"><text:span text:style-name="T3">1) </text:span><text:span text:style-name="T4">Легко масштабировать</text:span></text:p>
          </table:table-cell>
          <table:table-cell table:style-name="Таблица8.B2" office:value-type="string">
            <text:p text:style-name="P19"><text:span text:style-name="T3">1) </text:span><text:span text:style-name="T4">Сложнее в разработке</text:span></text:p>
          </table:table-cell>
        </table:table-row>
        <table:table-row table:style-name="TableLine93987826059392">
          <table:table-cell table:style-name="Таблица8.A2" office:value-type="string">
            <text:p text:style-name="P19"><text:span text:style-name="T3">2) </text:span><text:span text:style-name="T4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3987826060032">
          <table:table-cell table:style-name="Таблица9.A1" office:value-type="string">
            <text:p text:style-name="P19"><text:span text:style-name="T3">Используется для </text:span><text:span text:style-name="T4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66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3536464279" text:style-name="L2">
        <text:list-item>
          <text:p text:style-name="P129">Стартовая строка — определяет тип сообщения;</text:p>
        </text:list-item>
        <text:list-item>
          <text:p text:style-name="P122">Заголовки — характеризует тело сообщения, параметры, передачи и т. п.;</text:p>
        </text:list-item>
        <text:list-item>
          <text:p text:style-name="P123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73955336" text:style-name="L3">
        <text:list-item>
          <text:p text:style-name="P130">GET — <text:span text:style-name="T70">запрос данных от сервера. Безопасный( не меняет состояния сервера )</text:span></text:p>
        </text:list-item>
        <text:list-item>
          <text:p text:style-name="P124">POST — <text:span text:style-name="T70">отправка данных на сервер;</text:span></text:p>
        </text:list-item>
        <text:list-item>
          <text:p text:style-name="P125">PUT — обновления существующего ресурса или создания, если его нет</text:p>
        </text:list-item>
        <text:list-item>
          <text:p text:style-name="P124">OPTIONS - </text:p>
        </text:list-item>
        <text:list-item>
          <text:p text:style-name="P126">PATCH</text:p>
        </text:list-item>
        <text:list-item>
          <text:p text:style-name="P126">DELETE</text:p>
        </text:list-item>
        <text:list-item>
          <text:p text:style-name="P126">HEAD</text:p>
        </text:list-item>
      </text:list>
      <text:p text:style-name="P13">Коды состояний:</text:p>
      <text:list xml:id="list3370797874" text:style-name="L4">
        <text:list-item>
          <text:p text:style-name="P131"><text:span text:style-name="T67"><text:s/>1хх Informational </text:span><text:span text:style-name="T68">(</text:span><text:span text:style-name="T71">Информационный</text:span><text:span text:style-name="T68">)</text:span><text:span text:style-name="T67"> в это группу выделены коды, информирующие о процессе передачи </text:span></text:p>
        </text:list-item>
        <text:list-item>
          <text:p text:style-name="P127"><text:s/>2xx <text:span text:style-name="T72">Success (Успешно) информируют о успешном принятие и обработки запроса клиента.</text:span></text:p>
        </text:list-item>
      </text:list>
      <text:list xml:id="list2625719528" text:style-name="L5">
        <text:list-item>
          <text:p text:style-name="P136">200 — <text:span text:style-name="T89">успешный запрос</text:span></text:p>
        </text:list-item>
        <text:list-item>
          <text:p text:style-name="P142">201 — <text:span text:style-name="T89">ресурс успешно создан</text:span></text:p>
        </text:list-item>
      </text:list>
      <text:list xml:id="list161432237553483" text:continue-list="list3370797874" text:style-name="L4">
        <text:list-item>
          <text:p text:style-name="P127"><text:soft-page-break/><text:s/>3xx — Redirection<text:span text:style-name="T72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</text:list>
      <text:list xml:id="list1018171386" text:style-name="L6">
        <text:list-item>
          <text:p text:style-name="P137">307 — <text:span text:style-name="T89">временное перенаправленние;</text:span></text:p>
        </text:list-item>
        <text:list-item>
          <text:p text:style-name="P143">308 — <text:span text:style-name="T89">постоянное перенаправленние </text:span></text:p>
        </text:list-item>
      </text:list>
      <text:list xml:id="list161431043270590" text:continue-list="list161432237553483" text:style-name="L4">
        <text:list-item>
          <text:p text:style-name="P127"><text:s/>4xx — <text:span text:style-name="T72">Client Error (Ошибка клиента) предназначен для указания ошибки со стороны клиента</text:span></text:p>
        </text:list-item>
      </text:list>
      <text:list xml:id="list785635671" text:style-name="L7">
        <text:list-item>
          <text:p text:style-name="P138">400 — <text:span text:style-name="T89">неправильный запрос</text:span></text:p>
        </text:list-item>
        <text:list-item>
          <text:p text:style-name="P144">401 — <text:span text:style-name="T89">требуется аутентификация</text:span></text:p>
        </text:list-item>
        <text:list-item>
          <text:p text:style-name="P144">403 — <text:span text:style-name="T89">доступ запрещен(нет прав)</text:span></text:p>
        </text:list-item>
        <text:list-item>
          <text:p text:style-name="P144">404 — <text:span text:style-name="T89">ресурс не найден</text:span></text:p>
        </text:list-item>
      </text:list>
      <text:list xml:id="list161432139022865" text:continue-list="list161431043270590" text:style-name="L4">
        <text:list-item>
          <text:p text:style-name="P127"><text:s/>5xx — <text:span text:style-name="T72">Server Error (Ошибка сервера) предназначен для указания ошибки со стороны сервера</text:span></text:p>
        </text:list-item>
      </text:list>
      <text:list xml:id="list2652695257" text:style-name="L8">
        <text:list-item>
          <text:p text:style-name="P139">500 — <text:span text:style-name="T89">общая ошибка сервера</text:span></text:p>
        </text:list-item>
        <text:list-item>
          <text:p text:style-name="P145">501 — <text:span text:style-name="T89">сервер не поддерживает функционал запроса</text:span></text:p>
        </text:list-item>
        <text:list-item>
          <text:p text:style-name="P145">502 — <text:span text:style-name="T89">прокси-сервер получил недопустимый ответ</text:span></text:p>
        </text:list-item>
        <text:list-item>
          <text:p text:style-name="P145">503 — <text:span text:style-name="T89">сервер временно недоступен(перезагрузка, технические работы)</text:span></text:p>
        </text:list-item>
      </text:list>
      <text:list xml:id="list161431208833198" text:continue-list="list161432139022865" text:style-name="L4">
        <text:list-header>
          <text:p text:style-name="P128">Слой:</text:p>
        </text:list-header>
      </text:list>
      <text:list xml:id="list1413633339" text:style-name="L9">
        <text:list-item>
          <text:p text:style-name="P148">Контролер — отвечает за приходящие данные и ответ;</text:p>
        </text:list-item>
        <text:list-item>
          <text:p text:style-name="P149">Сервис — бизнес логика;</text:p>
        </text:list-item>
        <text:list-item>
          <text:p text:style-name="P149">Репозиторий — взаимодействует с БД;</text:p>
        </text:list-item>
      </text:list>
      <text:p text:style-name="P28"/>
      <text:list xml:id="list161431566452800" text:continue-numbering="true" text:style-name="L9">
        <text:list-header>
          <text:p text:style-name="P132"><text:span text:style-name="T10">Список всех кодов состояний - </text:span><text:a xlink:type="simple" xlink:href="https://ru.wikipedia.org/wiki/Список_кодов_состояния_HTTP" text:style-name="Internet_20_link" text:visited-style-name="Visited_20_Internet_20_Link"><text:span text:style-name="T10">https://ru.wikipedia.org/wiki/%D0%A1%D0%BF%D0%B8%D1%81%D0%BE%D0%BA_%D0%BA%D0%BE%D0%B4%D0%BE%D0%B2_%D1%81%D0%BE%D1%81%D1%82%D0%BE%D1%8F%D0%BD%D0%B8%D1%8F_HTTP</text:span></text:a></text:p>
        </text:list-header>
      </text:list>
      <text:p text:style-name="P35"/>
      <text:p text:style-name="P40"><text:span text:style-name="T5">3</text:span><text:span text:style-name="T6">) </text:span><text:span text:style-name="T2">Что такое HTTPS? В чем заключается основное отличие HTTP от HTTPS?</text:span></text:p>
      <text:p text:style-name="P36">Ответ:</text:p>
      <text:p text:style-name="P67">Протоколы HTTP — эти данные передаются в открытом виде, что делает их уязвимыми для перехвата.</text:p>
      <text:p text:style-name="P42"><text:span text:style-name="T11">Протокол HTTPS — эти данные шифруются перед отправкой, даже если перехватить данные, то будут только бессмысленные наборы символов. </text:span><text:span text:style-name="T12">Для работы HTTPS необходимо SSL\TLS сертификаты, который подтверждают подлинность сайта и обеспечивает зашифрованное соединение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3987776273040">
          <table:table-cell table:style-name="Таблица11.A1" office:value-type="string">
            <text:p text:style-name="P213"/>
          </table:table-cell>
          <table:table-cell table:style-name="Таблица11.B1" office:value-type="string">
            <text:p text:style-name="P213"><text:s/>HTTP</text:p>
          </table:table-cell>
          <table:table-cell table:style-name="Таблица11.C1" office:value-type="string">
            <text:p text:style-name="P213">HTTPS</text:p>
          </table:table-cell>
        </table:table-row>
        <table:table-row table:style-name="TableLine93987868185680">
          <table:table-cell table:style-name="Таблица11.A2" office:value-type="string">
            <text:p text:style-name="P213">Шифрование</text:p>
          </table:table-cell>
          <table:table-cell table:style-name="Таблица11.B2" office:value-type="string">
            <text:p text:style-name="P213">Не шифруется</text:p>
          </table:table-cell>
          <table:table-cell table:style-name="Таблица11.C2" office:value-type="string">
            <text:p text:style-name="P213">Шифруются</text:p>
          </table:table-cell>
        </table:table-row>
        <table:table-row table:style-name="TableLine93987875030304">
          <table:table-cell table:style-name="Таблица11.A3" office:value-type="string">
            <text:p text:style-name="P213">Безопасность</text:p>
          </table:table-cell>
          <table:table-cell table:style-name="Таблица11.B3" office:value-type="string">
            <text:p text:style-name="P213">Уязвим к перехватам</text:p>
          </table:table-cell>
          <table:table-cell table:style-name="Таблица11.C3" office:value-type="string">
            <text:p text:style-name="P213">Защищен</text:p>
          </table:table-cell>
        </table:table-row>
        <table:table-row table:style-name="TableLine93987774296112">
          <table:table-cell table:style-name="Таблица11.A4" office:value-type="string">
            <text:p text:style-name="P214">Сертификаты</text:p>
          </table:table-cell>
          <table:table-cell table:style-name="Таблица11.B4" office:value-type="string">
            <text:p text:style-name="P214">Не требует сертификаты</text:p>
          </table:table-cell>
          <table:table-cell table:style-name="Таблица11.C4" office:value-type="string">
            <text:p text:style-name="P214">Требуют сертификаты SSL/TLS</text:p>
          </table:table-cell>
        </table:table-row>
        <table:table-row table:style-name="TableLine93987774296112">
          <table:table-cell table:style-name="Таблица11.A5" office:value-type="string">
            <text:p text:style-name="P214">Порты</text:p>
          </table:table-cell>
          <table:table-cell table:style-name="Таблица11.B5" office:value-type="string">
            <text:p text:style-name="P214">Порт 80</text:p>
          </table:table-cell>
          <table:table-cell table:style-name="Таблица11.C5" office:value-type="string">
            <text:p text:style-name="P214">Порт 443</text:p>
          </table:table-cell>
        </table:table-row>
      </table:table>
      <text:p text:style-name="P61">Сертификаты SSL\TLS — <text:span text:style-name="T88">это криптографические протоколы, обеспечивающие безопасную передачу данных.</text:span></text:p>
      <text:p text:style-name="P38"/>
      <text:p text:style-name="P34"><text:span text:style-name="T7">4</text:span><text:span text:style-name="T8">) </text:span><text:span text:style-name="T2">Что такое WebSockets? Для чего они применяются? Можно ли использовать WebSockets с SSL / TLS? Как в C# можно создавать серверы с использованием WebSockets?</text:span></text:p>
      <text:p text:style-name="P37">Ответ:</text:p>
      <text:p text:style-name="P62"><text:span text:style-name="Strong_20_Emphasis"><text:span text:style-name="T9">WebSockets — это протокол двухсторонней связи поверх TCP, позволяющий устанавливать постоянное соединение между клиентом и сервером, в отличие от HTTP, где каждый запрос требует нового соединения, </text:span></text:span><text:span text:style-name="Strong_20_Emphasis"><text:span text:style-name="T13">WebSockets поддерживают полноценный дуплексный обмен данными в реальном времени.</text:span></text:span></text:p>
      <text:p text:style-name="P43"><text:span text:style-name="Strong_20_Emphasis"><text:span text:style-name="T15">Применяются там, где нужна мгновенная двухсторонняя передача данных между клиентом и сервером, например: мессенджеры, уведомления, </text:span></text:span></text:p>
      <text:p text:style-name="P44"><text:span text:style-name="Strong_20_Emphasis"><text:span text:style-name="T16">Да, можно использовать WS и WSS, где WS — не зашифрован, а WSS — зашифрован</text:span></text:span></text:p>
      <text:p text:style-name="P44"><text:soft-page-break/><text:span text:style-name="Strong_20_Emphasis"><text:span text:style-name="T16">В C# для работы с WebSockets можно использовать встроенное пространство имен System.Net.WebSockets или другие библиотеки, такие как: SignalR</text:span></text:span></text:p>
      <text:p text:style-name="P45"><text:span text:style-name="Strong_20_Emphasis"><text:span text:style-name="T17">Чтобы создать серверы с использованием WebSockets</text:span></text:span><text:span text:style-name="Strong_20_Emphasis"><text:span text:style-name="T18">:</text:span></text:span></text:p>
      <text:p text:style-name="P46"><text:span text:style-name="Strong_20_Emphasis"><text:span text:style-name="T18">1) Создаем проект и разрешаем WebSockets, через комманду app.UseWebSockets</text:span></text:span></text:p>
      <text:p text:style-name="P47"><text:span text:style-name="Strong_20_Emphasis"><text:span text:style-name="T19">2) Через библиотеку SignalR.</text:span></text:span></text:p>
      <text:p text:style-name="P47"><text:span text:style-name="Strong_20_Emphasis"><text:span text:style-name="T19"/></text:span></text:p>
      <text:p text:style-name="P31"><text:span text:style-name="Strong_20_Emphasis"><text:span text:style-name="T62">5) Что такое REST? Какие требования предъявляются к REST-архитектуре? Какие преимущества у REST-архитектуры? Напишите как бы в REST-архитектуре могли бы выглядеть основные CRUD-операции</text:span></text:span></text:p>
      <text:p text:style-name="P29"><text:span text:style-name="Strong_20_Emphasis"><text:span text:style-name="T13">Ответ:</text:span></text:span></text:p>
      <text:p text:style-name="P69"><text:span text:style-name="Strong_20_Emphasis"><text:span text:style-name="T19">REST — это архитектурный стиль для проектирования распределительных систем REST разделен на 6 основных принципов:</text:span></text:span></text:p>
      <text:list xml:id="list3701737165" text:style-name="L10">
        <text:list-item>
          <text:p text:style-name="P150"><text:span text:style-name="Strong_20_Emphasis"><text:span text:style-name="T20">Клиент-серверная модель — клиент и сервер разделены и функционируют независимо;</text:span></text:span></text:p>
        </text:list-item>
        <text:list-item>
          <text:p text:style-name="P151"><text:span text:style-name="Strong_20_Emphasis"><text:span text:style-name="T21">Отсутствие состояния(stateless) — означает, что сервер не запоминает предыдущие действия пользователя и каждый новый запрос должен быть единому образу со всей необходимой информацией;</text:span></text:span></text:p>
        </text:list-item>
        <text:list-item>
          <text:p text:style-name="P151"><text:span text:style-name="Strong_20_Emphasis"><text:span text:style-name="T21">Кэширование — означает, что у каждого ответа сервера должна быть пометка выполняется кэширование или нет, <text:s/>обычно используется там, где много однотипных запросов;</text:span></text:span></text:p>
        </text:list-item>
        <text:list-item>
          <text:p text:style-name="P151"><text:span text:style-name="Strong_20_Emphasis"><text:span text:style-name="T21">Единообразие интерфейс</text:span></text:span><text:span text:style-name="Strong_20_Emphasis"><text:span text:style-name="T22">а (uniform interface)</text:span></text:span><text:span text:style-name="Strong_20_Emphasis"><text:span text:style-name="T21"> — </text:span></text:span><text:span text:style-name="Strong_20_Emphasis"><text:span text:style-name="T22">означает, что интерфейсы должны быть унифицированными, чтобы клиент/сервер понимали в каком формате отправлять/возвращать запросы;</text:span></text:span></text:p>
        </text:list-item>
        <text:list-item>
          <text:p text:style-name="P152"><text:span text:style-name="Strong_20_Emphasis"><text:span text:style-name="T22">Многоуровневая система — означает, что между клиентом и сервером могут находиться дополнительные структуры, такие как промежуточный сервер. Концепция заключается в том, что никто из участников не знает всего пути, только соседей слева и справа.</text:span></text:span></text:p>
        </text:list-item>
        <text:list-item>
          <text:p text:style-name="P153"><text:span text:style-name="Strong_20_Emphasis"><text:span text:style-name="T23">Код по требованию — сервер может передавать исполняемый код клиенту</text:span></text:span></text:p>
        </text:list-item>
      </text:list>
      <text:p text:style-name="P92"><text:span text:style-name="Strong_20_Emphasis"><text:span text:style-name="T23"/></text:span></text:p>
      <text:p text:style-name="P92"><text:span text:style-name="Strong_20_Emphasis"><text:span text:style-name="T23"/></text:span></text:p>
      <text:p text:style-name="P70"><text:soft-page-break/><text:span text:style-name="Strong_20_Emphasis"><text:span text:style-name="T23">Плюсы REST-архитектуры:</text:span></text:span></text:p>
      <text:list xml:id="list2271146972" text:style-name="L11">
        <text:list-item>
          <text:p text:style-name="P154"><text:span text:style-name="Strong_20_Emphasis"><text:span text:style-name="T24">Просто и понятность, испрользует стандартные HTTP-методы;</text:span></text:span></text:p>
        </text:list-item>
        <text:list-item>
          <text:p text:style-name="P165"><text:span text:style-name="Strong_20_Emphasis"><text:span text:style-name="T24">Масштабируемость </text:span></text:span></text:p>
        </text:list-item>
        <text:list-item>
          <text:p text:style-name="P165"><text:span text:style-name="Strong_20_Emphasis"><text:span text:style-name="T24">Независимость клиента-сервера</text:span></text:span></text:p>
        </text:list-item>
      </text:list>
      <text:p text:style-name="P73"><text:span text:style-name="Strong_20_Emphasis"><text:span text:style-name="T24">Основные <text:s/>CRUD операции:</text:span></text:span></text:p>
      <text:p text:style-name="P93"><text:span text:style-name="Strong_20_Emphasis"><text:span text:style-name="T24">- Create — Post;</text:span></text:span></text:p>
      <text:p text:style-name="P94"><text:span text:style-name="Strong_20_Emphasis"><text:span text:style-name="T24">- Read — Get;</text:span></text:span></text:p>
      <text:p text:style-name="P94"><text:span text:style-name="Strong_20_Emphasis"><text:span text:style-name="T24">- Update — Put/Patch;</text:span></text:span></text:p>
      <text:p text:style-name="P94"><text:span text:style-name="Strong_20_Emphasis"><text:span text:style-name="T24">- Delete — Delete;</text:span></text:span></text:p>
      <text:p text:style-name="P48"><text:span text:style-name="Strong_20_Emphasis"><text:span text:style-name="T23"/></text:span></text:p>
      <text:p text:style-name="P29"><text:span text:style-name="Strong_20_Emphasis"><text:span text:style-name="T62">6) Какие аналоги REST-архитектур существуют? Что такое SOAP? Что такое GraphQL? Что такое gRPC (RPC)? Что можно использовать в C# для того, чтобы работать с GraphQL? Что можно использовать для работы с gRPC?</text:span></text:span></text:p>
      <text:p text:style-name="P29"><text:span text:style-name="Strong_20_Emphasis"><text:span text:style-name="T13">Ответ:</text:span></text:span></text:p>
      <text:p text:style-name="P71"><text:span text:style-name="Strong_20_Emphasis"><text:span text:style-name="T25">Аналоги REST-архитектуры — </text:span></text:span><text:span text:style-name="Strong_20_Emphasis"><text:span text:style-name="T26">SOAP, GraphQL, gRPC</text:span></text:span></text:p>
      <text:p text:style-name="P58"><text:span text:style-name="Strong_20_Emphasis"><text:span text:style-name="T26">SOAP (Simple Object Access Protocol)- </text:span></text:span><text:span text:style-name="Strong_20_Emphasis"><text:span text:style-name="T27">протокол обмена сообщениями, который в основном используется для обмена структурированными данными между приложениями. </text:span></text:span><text:span text:style-name="Strong_20_Emphasis"><text:span text:style-name="T51">Сначала происходит проверка схемы данных, если не проходит, то выскакивает ошибка</text:span></text:span></text:p>
      <text:p text:style-name="P59"><text:span text:style-name="Strong_20_Emphasis"><text:span text:style-name="T27">GraphQL — </text:span></text:span><text:span text:style-name="Strong_20_Emphasis"><text:span text:style-name="T28">это язык запросов и среда выполнения для API. Он предоставляет более гибкий и эффективный способ взаимодействия клиента с сервером по сравнению с традиционным REST. </text:span></text:span><text:span text:style-name="Strong_20_Emphasis"><text:span text:style-name="T51">Он работает на стороне БД и выбирает только столбцы</text:span></text:span><text:span text:style-name="Strong_20_Emphasis"><text:span text:style-name="T28"> </text:span></text:span><text:span text:style-name="Strong_20_Emphasis"><text:span text:style-name="T51">которые нужны в данном случае. </text:span></text:span></text:p>
      <text:p text:style-name="P203"><text:span text:style-name="Strong_20_Emphasis"><text:span text:style-name="T51">Есть </text:span></text:span><text:span text:style-name="Strong_20_Emphasis"><text:span text:style-name="T53">3</text:span></text:span><text:span text:style-name="Strong_20_Emphasis"><text:span text:style-name="T51"> типа запросов — это query</text:span></text:span><text:span text:style-name="Strong_20_Emphasis"><text:span text:style-name="T53">,</text:span></text:span><text:span text:style-name="Strong_20_Emphasis"><text:span text:style-name="T51"> mutation </text:span></text:span><text:span text:style-name="Strong_20_Emphasis"><text:span text:style-name="T53">и subsciptions</text:span></text:span><text:span text:style-name="Strong_20_Emphasis"><text:span text:style-name="T51">, где </text:span></text:span></text:p>
      <text:p text:style-name="P203"><text:span text:style-name="Strong_20_Emphasis"><text:span text:style-name="T51">query — </text:span></text:span><text:span text:style-name="Strong_20_Emphasis"><text:span text:style-name="T53">аналог GET-запроса</text:span></text:span><text:span text:style-name="Strong_20_Emphasis"><text:span text:style-name="T51">, </text:span></text:span></text:p>
      <text:p text:style-name="P203"><text:span text:style-name="Strong_20_Emphasis"><text:span text:style-name="T51">mutation — </text:span></text:span><text:span text:style-name="Strong_20_Emphasis"><text:span text:style-name="T53">выполнение различных действий с ресурсом, </text:span></text:span></text:p>
      <text:p text:style-name="P203"><text:span text:style-name="Strong_20_Emphasis"><text:span text:style-name="T53">subsciptions — позволяет получать обновления в реальном времени.</text:span></text:span></text:p>
      <text:p text:style-name="P59"><text:span text:style-name="Strong_20_Emphasis"><text:span text:style-name="T30">Инструменты для работы: Hot Chocolate, GraphQL</text:span></text:span></text:p>
      <text:p text:style-name="P205"><text:soft-page-break/><text:span text:style-name="Strong_20_Emphasis"><text:span text:style-name="T28">RPC (Remote Procedure Call) — это механизм позволяющий программе вызвать функции или методы на удаленном сервере так, как если бы они выполнялись локально. </text:span></text:span><text:span text:style-name="Strong_20_Emphasis"><text:span text:style-name="T55">Для вызова метода использует протокол protobuf.</text:span></text:span></text:p>
      <text:p text:style-name="P206"><text:span text:style-name="Strong_20_Emphasis"><text:span text:style-name="T55">Protobuf — это бинарный формат </text:span></text:span><text:span text:style-name="Strong_20_Emphasis"><text:span text:style-name="T57">обмена данными. Разработан был для быстрой и компактной передачи структурированной информации. Чаще используется для внутреннего обмена данными между сервисами</text:span></text:span></text:p>
      <text:p text:style-name="P49"><text:span text:style-name="Strong_20_Emphasis"><text:span text:style-name="T27">gRPC — </text:span></text:span><text:span text:style-name="Strong_20_Emphasis"><text:span text:style-name="T29">это современный фреймворк для удаленного вызова процедур (RPC) разработанный Google. </text:span></text:span><text:span text:style-name="Strong_20_Emphasis"><text:span text:style-name="T30">Инструменты для работы: Встроенная поддержка gRPC</text:span></text:span><text:span text:style-name="Strong_20_Emphasis"><text:span text:style-name="T31">, grpc.Core устаревший</text:span></text:span></text:p>
      <text:p text:style-name="P49"><text:span text:style-name="Strong_20_Emphasis"><text:span text:style-name="T31"/></text:span></text:p>
      <text:p text:style-name="Standard"><text:span text:style-name="Strong_20_Emphasis"><text:span text:style-name="T61">7) Написать все запросы в базу данных для серверного приложения TODO на SQL.</text:span></text:span></text:p>
      <text:p text:style-name="P72"><text:span text:style-name="Strong_20_Emphasis"><text:span text:style-name="T32"/></text:span></text:p>
      <text:p text:style-name="P29"><text:span text:style-name="Strong_20_Emphasis"><text:span text:style-name="T62">8) Как сгенерировать новый WEB-проект (серверное приложение) в .NET? Как запустить серверное приложение?</text:span></text:span></text:p>
      <text:p text:style-name="P29"><text:span text:style-name="Strong_20_Emphasis"><text:span text:style-name="T13">Ответ:</text:span></text:span></text:p>
      <text:p text:style-name="P72"><text:span text:style-name="Strong_20_Emphasis"><text:span text:style-name="T32">Чтобы создать новый WEB-проект </text:span></text:span><text:span text:style-name="Strong_20_Emphasis"><text:span text:style-name="T33">в</text:span></text:span><text:span text:style-name="Strong_20_Emphasis"><text:span text:style-name="T32"> консоли — dotnet new webapi -n название_проекта</text:span></text:span></text:p>
      <text:p text:style-name="P60"><text:span text:style-name="Strong_20_Emphasis"><text:span text:style-name="T33">Чтобы запустить проект мы должны находиться в каталоге проекта и написать команду </text:span></text:span></text:p>
      <text:p text:style-name="P60"><text:span text:style-name="Strong_20_Emphasis"><text:span text:style-name="T33">dotnet run</text:span></text:span></text:p>
      <text:p text:style-name="P60"><text:span text:style-name="Strong_20_Emphasis"><text:span text:style-name="T33">dotnet watch run - позволяет автоматически перезапускать или перезагружать ваше приложение при обнаружении изменений в исходных файлах</text:span></text:span></text:p>
      <text:p text:style-name="P29"><text:span text:style-name="Strong_20_Emphasis"><text:span text:style-name="T13"/></text:span></text:p>
      <text:p text:style-name="P29"><text:span text:style-name="Strong_20_Emphasis"><text:span text:style-name="T62">9) Dipendency Injection: Какие способы внедрения существуют? В чем плюсы и минусы каждого способа?</text:span></text:span></text:p>
      <text:p text:style-name="P29"><text:span text:style-name="Strong_20_Emphasis"><text:span text:style-name="T13">Ответ:</text:span></text:span></text:p>
      <text:p text:style-name="P197"><text:span text:style-name="Strong_20_Emphasis"><text:span text:style-name="T58">антипаттерн </text:span></text:span><text:span text:style-name="Strong_20_Emphasis"><text:span text:style-name="T54">S</text:span></text:span><text:span text:style-name="Strong_20_Emphasis"><text:span text:style-name="T53">erv</text:span></text:span><text:span text:style-name="Strong_20_Emphasis"><text:span text:style-name="T58">ice L</text:span></text:span><text:span text:style-name="Strong_20_Emphasis"><text:span text:style-name="T53">ocator — </text:span></text:span><text:span text:style-name="Strong_20_Emphasis"><text:span text:style-name="T54">это </text:span></text:span><text:span text:style-name="Strong_20_Emphasis"><text:span text:style-name="T58">подход к управлению зависимостью, </text:span></text:span><text:span text:style-name="Strong_20_Emphasis"><text:span text:style-name="T54">который предоставляет глобальную точку доступа к сервисам, не раскрывая клиентам процесс создания. Действует как централизованный реестр сервисов.</text:span></text:span></text:p>
      <text:p text:style-name="P202"><text:soft-page-break/><text:span text:style-name="Strong_20_Emphasis"><text:span text:style-name="T33">DI — это механизм при котором зависимости передаются в класс извне. Существуют 3 основных способа внедрения</text:span></text:span></text:p>
      <text:list xml:id="list1437386037" text:style-name="L12">
        <text:list-item>
          <text:p text:style-name="P155"><text:span text:style-name="Strong_20_Emphasis"><text:span text:style-name="T33">Constructor Injection — </text:span></text:span><text:span text:style-name="Strong_20_Emphasis"><text:span text:style-name="T34">внедрение через конструктор</text:span></text:span></text:p>
        </text:list-item>
      </text:list>
      <text:p text:style-name="P86"><text:span text:style-name="Strong_20_Emphasis"><text:span text:style-name="T34">Плюсы:</text:span></text:span></text:p>
      <text:list xml:id="list218479412" text:style-name="L13">
        <text:list-item>
          <text:p text:style-name="P178"><text:span text:style-name="Strong_20_Emphasis"><text:span text:style-name="T35">Явные зависимости;</text:span></text:span></text:p>
        </text:list-item>
        <text:list-item>
          <text:p text:style-name="P182"><text:span text:style-name="Strong_20_Emphasis"><text:span text:style-name="T35">Неизменяемость;</text:span></text:span></text:p>
        </text:list-item>
        <text:list-item>
          <text:p text:style-name="P182"><text:span text:style-name="Strong_20_Emphasis"><text:span text:style-name="T35">Простата тестировани.</text:span></text:span></text:p>
        </text:list-item>
      </text:list>
      <text:p text:style-name="P88"><text:span text:style-name="Strong_20_Emphasis"><text:span text:style-name="T34">Минусы:</text:span></text:span></text:p>
      <text:list xml:id="list1285775977" text:style-name="L14">
        <text:list-item>
          <text:p text:style-name="P181">Большое кол-во параметров, что явно нарушает принцип;</text:p>
        </text:list-item>
        <text:list-item>
          <text:p text:style-name="P187">Циклические зависимости.</text:p>
        </text:list-item>
      </text:list>
      <text:list xml:id="list161431260669451" text:continue-list="list1437386037" text:style-name="L12">
        <text:list-item>
          <text:p text:style-name="P166"><text:span text:style-name="Strong_20_Emphasis"><text:span text:style-name="T33">Property Injection</text:span></text:span></text:p>
        </text:list-item>
      </text:list>
      <text:p text:style-name="P87"><text:span text:style-name="Strong_20_Emphasis"><text:span text:style-name="T34">Плюсы:</text:span></text:span></text:p>
      <text:list xml:id="list833709197" text:style-name="L15">
        <text:list-item>
          <text:p text:style-name="P179"><text:span text:style-name="Strong_20_Emphasis"><text:span text:style-name="T36">Гибкость, можно изменить зависимость после создания объекта;</text:span></text:span></text:p>
        </text:list-item>
        <text:list-item>
          <text:p text:style-name="P183"><text:span text:style-name="Strong_20_Emphasis"><text:span text:style-name="T36">Опциональные зависимости.</text:span></text:span></text:p>
        </text:list-item>
      </text:list>
      <text:p text:style-name="P89"><text:span text:style-name="Strong_20_Emphasis"><text:span text:style-name="T34">Минусы:</text:span></text:span></text:p>
      <text:list xml:id="list4059991859" text:style-name="L16">
        <text:list-item>
          <text:p text:style-name="P184"><text:span text:style-name="Strong_20_Emphasis"><text:span text:style-name="T36">Нарушение инкапсуляции;</text:span></text:span></text:p>
        </text:list-item>
        <text:list-item>
          <text:p text:style-name="P184"><text:span text:style-name="Strong_20_Emphasis"><text:span text:style-name="T36">Неявные зависимости, то есть может работать с null, что может вызвать NullReferenceException.</text:span></text:span></text:p>
        </text:list-item>
      </text:list>
      <text:p text:style-name="P95"><text:span text:style-name="Strong_20_Emphasis"><text:span text:style-name="T36"/></text:span></text:p>
      <text:list xml:id="list161431793155888" text:continue-list="list161431260669451" text:style-name="L12">
        <text:list-item>
          <text:p text:style-name="P166"><text:span text:style-name="Strong_20_Emphasis"><text:span text:style-name="T33">Method Injector</text:span></text:span></text:p>
        </text:list-item>
      </text:list>
      <text:p text:style-name="P87"><text:span text:style-name="Strong_20_Emphasis"><text:span text:style-name="T34">Плюсы:</text:span></text:span></text:p>
      <text:list xml:id="list3262910268" text:style-name="L17">
        <text:list-item>
          <text:p text:style-name="P180"><text:span text:style-name="Strong_20_Emphasis"><text:span text:style-name="T36">Гибкость, можно передавать разные реализации в разных вызовах;</text:span></text:span></text:p>
        </text:list-item>
        <text:list-item>
          <text:p text:style-name="P185"><text:span text:style-name="Strong_20_Emphasis"><text:span text:style-name="T36">Подходит для временных зависимостей, если сервис нужен только один раз.</text:span></text:span></text:p>
        </text:list-item>
      </text:list>
      <text:p text:style-name="P89"><text:span text:style-name="Strong_20_Emphasis"><text:span text:style-name="T34">Минусы:</text:span></text:span></text:p>
      <text:list xml:id="list2529209333" text:style-name="L18">
        <text:list-item>
          <text:p text:style-name="P186"><text:span text:style-name="Strong_20_Emphasis"><text:span text:style-name="T36">Неудобство, если зависимость используется в нескольких методах, приходиться ее передавать каждый раз.</text:span></text:span></text:p>
        </text:list-item>
      </text:list>
      <text:p text:style-name="P29"><text:soft-page-break/><text:span text:style-name="Strong_20_Emphasis"><text:span text:style-name="T13"/></text:span></text:p>
      <text:p text:style-name="P29"><text:span text:style-name="Strong_20_Emphasis"><text:span text:style-name="T62">10) Реализация IOC-контейнеров: Как создать контейнер? Как указать время службы контейнера?</text:span></text:span></text:p>
      <text:p text:style-name="P29"><text:span text:style-name="Strong_20_Emphasis"><text:span text:style-name="T13">Ответ:</text:span></text:span></text:p>
      <text:p text:style-name="P198"><text:span text:style-name="Strong_20_Emphasis"><text:span text:style-name="T37">IOC-контейнер — это инструмент для управления зависимостями в приложение. Он автоматически создает и внедряет зависимости за место того, чтобы делать это вручную.</text:span></text:span></text:p>
      <text:p text:style-name="P207"><text:span text:style-name="Strong_20_Emphasis"><text:span text:style-name="T56">Создания контейнера:</text:span></text:span></text:p>
      <text:p text:style-name="P189">var builder = WebApplication.CreateBuilder();<text:tab/>// <text:span text:style-name="T90">создание билдера</text:span></text:p>
      <text:p text:style-name="P191">var app = builder.Build();<text:tab/><text:tab/><text:tab/><text:tab/>// <text:span text:style-name="T90">собирает готовое приложение из билдера </text:span></text:p>
      <text:p text:style-name="P50"><text:span text:style-name="Strong_20_Emphasis"><text:span text:style-name="T37">Время жизни служб:</text:span></text:span></text:p>
      <text:list xml:id="list3312464898" text:style-name="L19">
        <text:list-item>
          <text:p text:style-name="P188"><text:span text:style-name="Strong_20_Emphasis"><text:span text:style-name="T37">Singleton — один экземпляр на весь контейнер;</text:span></text:span></text:p>
        </text:list-item>
        <text:list-item>
          <text:p text:style-name="P190"><text:span text:style-name="Strong_20_Emphasis"><text:span text:style-name="T37">Transient — новый экземпляр при каждом запросе;</text:span></text:span></text:p>
        </text:list-item>
        <text:list-item>
          <text:p text:style-name="P190"><text:span text:style-name="Strong_20_Emphasis"><text:span text:style-name="T37">Scoped — один экземпляр в пределах одного Scoped(HTTP-запроса)</text:span></text:span></text:p>
        </text:list-item>
      </text:list>
      <text:p text:style-name="P74"><text:span text:style-name="Strong_20_Emphasis"><text:span text:style-name="T13"/></text:span></text:p>
      <text:p text:style-name="P29"><text:span text:style-name="Strong_20_Emphasis"><text:span text:style-name="T62">11) Что такое переменные окружения (Environment Variables)? Как их использовать в проекте на ASP.NET? Какие библиотеки можно использовать для работы с переменными окружения? Что такое .env-файл? Стоит ли использовать .env-файл либо же использовать другие решения?</text:span></text:span></text:p>
      <text:p text:style-name="P29"><text:span text:style-name="Strong_20_Emphasis"><text:span text:style-name="T13">Ответ:</text:span></text:span></text:p>
      <text:p text:style-name="P81"><text:span text:style-name="Strong_20_Emphasis"><text:span text:style-name="T38">Переменные окружения (environment variables) — это переменные, которые определяются на уровне операционной системы или для конкретного процесса и содержат важные данные, такие как пути к директориям, строки подключения к базам данных, API-ключи и другие параметры конфигурации. Они позволяют программе получать настройки, которые могут изменяться в зависимости от среды, в которой работает приложение, например, в разработке, тестировании или на продакшн-сервере. </text:span></text:span><text:span text:style-name="Strong_20_Emphasis"><text:span text:style-name="T52">Хранятся в формате «key=value»</text:span></text:span></text:p>
      <text:p text:style-name="P51"><text:span text:style-name="Strong_20_Emphasis"><text:span text:style-name="T38">Чтобы использовать переменные окружения используют </text:span></text:span><text:span text:style-name="Strong_20_Emphasis"><text:span text:style-name="T40">класс Environment или</text:span></text:span><text:span text:style-name="Strong_20_Emphasis"><text:span text:style-name="T38"> встроенный механизм .NET IConfiguration</text:span></text:span></text:p>
      <text:p text:style-name="P63"><text:soft-page-break/><text:span text:style-name="Strong_20_Emphasis"><text:span text:style-name="T38">.env-файл — это текстовый файл, в котором хранятся переменные окружения для приложения. Такие файлы часто используются в проектах для локальной разработки и конфигурации, чтобы хранить чувствительные данные, такие как строки подключения, ключи API и другие настройки.</text:span></text:span></text:p>
      <text:p text:style-name="P52"><text:span text:style-name="Strong_20_Emphasis"><text:span text:style-name="T39">Библиотеки для работа: DotNetEnv, встроенный Microsoft.Extensions.Configuration</text:span></text:span></text:p>
      <text:p text:style-name="P52"><text:span text:style-name="Strong_20_Emphasis"><text:span text:style-name="T39">Плюсы .env-файлов:</text:span></text:span></text:p>
      <text:p text:style-name="P104"><text:span text:style-name="Strong_20_Emphasis"><text:span text:style-name="T39">Простота – легко создать и использовать в любом проекте.</text:span></text:span></text:p>
      <text:p text:style-name="P105"><text:span text:style-name="Strong_20_Emphasis"><text:span text:style-name="T39">Поддержка фреймворками – многие инструменты (Node.js, Django, Laravel, Docker) имеют встроенную поддержку .env.</text:span></text:span></text:p>
      <text:p text:style-name="P105"><text:span text:style-name="Strong_20_Emphasis"><text:span text:style-name="T39">Изоляция конфигов – разные окружения (dev/stage/prod) можно управлять через разные файлы (.env.dev, .env.prod).</text:span></text:span></text:p>
      <text:p text:style-name="P105"><text:span text:style-name="Strong_20_Emphasis"><text:span text:style-name="T39">Безопасность (если правильно использовать) – файл можно исключить из Git (через .gitignore), чтобы секреты не попали в репозиторий.</text:span></text:span></text:p>
      <text:p text:style-name="P52"><text:span text:style-name="Strong_20_Emphasis"><text:span text:style-name="T39">Минусы .env-файлов:</text:span></text:span></text:p>
      <text:p text:style-name="P104"><text:span text:style-name="Strong_20_Emphasis"><text:span text:style-name="T39">Риск утечки – если случайно закоммитить .env в Git, секреты станут доступны.</text:span></text:span></text:p>
      <text:p text:style-name="P105"><text:span text:style-name="Strong_20_Emphasis"><text:span text:style-name="T39">Не подходит для продакшена – в production лучше использовать более защищённые способы (KMS, секреты в облаке).</text:span></text:span></text:p>
      <text:p text:style-name="P105"><text:span text:style-name="Strong_20_Emphasis"><text:span text:style-name="T39">Нет встроенного шифрования – если файл попадёт не в те руки, всё будет раскрыто.</text:span></text:span></text:p>
      <text:p text:style-name="P32"><text:span text:style-name="Strong_20_Emphasis"><text:span text:style-name="T39"/></text:span></text:p>
      <text:p text:style-name="P52"><text:span text:style-name="Strong_20_Emphasis"><text:span text:style-name="T39">Альтернативы .env-файлам:</text:span></text:span></text:p>
      <text:p text:style-name="P52"><text:span text:style-name="Strong_20_Emphasis"><text:span text:style-name="T39">1. Системные переменные окружения</text:span></text:span></text:p>
      <text:p text:style-name="P104"><text:span text:style-name="Strong_20_Emphasis"><text:span text:style-name="T39">Плюсы:</text:span></text:span></text:p>
      <text:p text:style-name="P106"><text:span text:style-name="Strong_20_Emphasis"><text:span text:style-name="T39">Не требуют файлов, управляются на уровне ОС или сервера.</text:span></text:span></text:p>
      <text:p text:style-name="P107"><text:span text:style-name="Strong_20_Emphasis"><text:span text:style-name="T39">Подходят для production (например, в Docker, Kubernetes, Heroku).</text:span></text:span></text:p>
      <text:p text:style-name="P105"><text:span text:style-name="Strong_20_Emphasis"><text:span text:style-name="T39">Минусы:</text:span></text:span></text:p>
      <text:p text:style-name="P106"><text:span text:style-name="Strong_20_Emphasis"><text:span text:style-name="T39">Менее удобны для разработки (нужно настраивать вручную).</text:span></text:span></text:p>
      <text:p text:style-name="P105"><text:soft-page-break/><text:span text:style-name="Strong_20_Emphasis"><text:span text:style-name="T39"/></text:span></text:p>
      <text:p text:style-name="P52"><text:span text:style-name="Strong_20_Emphasis"><text:span text:style-name="T39">2. Секреты в облачных провайдерах</text:span></text:span></text:p>
      <text:p text:style-name="P108"><text:span text:style-name="Strong_20_Emphasis"><text:span text:style-name="T39">AWS Secrets Manager / Parameter Store</text:span></text:span></text:p>
      <text:p text:style-name="P109"><text:span text:style-name="Strong_20_Emphasis"><text:span text:style-name="T39">Azure Key Vault</text:span></text:span></text:p>
      <text:p text:style-name="P109"><text:span text:style-name="Strong_20_Emphasis"><text:span text:style-name="T39">Google Cloud Secret Manager</text:span></text:span></text:p>
      <text:p text:style-name="P109"><text:span text:style-name="Strong_20_Emphasis"><text:span text:style-name="T39">HashiCorp Vault</text:span></text:span></text:p>
      <text:p text:style-name="P109"><text:span text:style-name="Strong_20_Emphasis"><text:span text:style-name="T39">Плюсы:</text:span></text:span></text:p>
      <text:p text:style-name="P106"><text:span text:style-name="Strong_20_Emphasis"><text:span text:style-name="T39">Высокий уровень безопасности, шифрование, ротация ключей.</text:span></text:span></text:p>
      <text:p text:style-name="P107"><text:span text:style-name="Strong_20_Emphasis"><text:span text:style-name="T39">Интеграция с облачными сервисами.</text:span></text:span></text:p>
      <text:p text:style-name="P109"><text:span text:style-name="Strong_20_Emphasis"><text:span text:style-name="T39">Минусы:</text:span></text:span></text:p>
      <text:p text:style-name="P106"><text:span text:style-name="Strong_20_Emphasis"><text:span text:style-name="T39">Сложнее в настройке, может быть избыточно для маленьких проектов.</text:span></text:span></text:p>
      <text:p text:style-name="P41"><text:span text:style-name="Strong_20_Emphasis"><text:span text:style-name="T62">12) Как подключать обработчики запросов? Как подключить все обработчики сразу?</text:span></text:span></text:p>
      <text:p text:style-name="P29"><text:span text:style-name="Strong_20_Emphasis"><text:span text:style-name="T13">Ответ:</text:span></text:span></text:p>
      <text:p text:style-name="P75"><text:span text:style-name="Strong_20_Emphasis"><text:span text:style-name="T13">Обработчик запроса — это компонент, который получает входящий HTTP-запрос, выполняет какую-либо бизнес-логику (например, обращение к БД, проверка авторизации и т. д.), и возвращает HTTP-ответ (например, HTML-страницу, JSON, статус-код и т. д.).</text:span></text:span></text:p>
      <text:p text:style-name="P29"><text:span text:style-name="Strong_20_Emphasis"><text:span text:style-name="T13"/></text:span></text:p>
      <text:p text:style-name="P75"><text:span text:style-name="Strong_20_Emphasis"><text:span text:style-name="T13">В ASP.NET Core к обработчикам запросов относятся:</text:span></text:span></text:p>
      <text:list xml:id="list3340932589" text:style-name="L20">
        <text:list-item>
          <text:p text:style-name="P156"><text:span text:style-name="Strong_20_Emphasis"><text:span text:style-name="T13">Контроллеры (Controllers) </text:span></text:span><text:span text:style-name="Strong_20_Emphasis"><text:span text:style-name="T41">— основной способ обработки HTTP-запросов в классических ASP.NET Core приложениях.</text:span></text:span></text:p>
        </text:list-item>
        <text:list-item>
          <text:p text:style-name="P167"><text:span text:style-name="Strong_20_Emphasis"><text:span text:style-name="T13">Минимальные API (app.MapGet, app.MapPost и др.) - </text:span></text:span><text:span text:style-name="Strong_20_Emphasis"><text:span text:style-name="T41">в</text:span></text:span><text:span text:style-name="Strong_20_Emphasis"><text:span text:style-name="T13">место контроллеров можно использовать лямбда-обработчики прямо в Program.cs</text:span></text:span><text:span text:style-name="Strong_20_Emphasis"><text:span text:style-name="T41">.</text:span></text:span></text:p>
        </text:list-item>
        <text:list-item>
          <text:p text:style-name="P167"><text:span text:style-name="Strong_20_Emphasis"><text:span text:style-name="T13">Middleware (промежуточные обработчики - </text:span></text:span><text:span text:style-name="Strong_20_Emphasis"><text:span text:style-name="T41">м</text:span></text:span><text:span text:style-name="Strong_20_Emphasis"><text:span text:style-name="T13">ожно написать собственный middleware, который будет обрабатывать запросы.</text:span></text:span></text:p>
        </text:list-item>
      </text:list>
      <text:p text:style-name="P76"><text:span text:style-name="Strong_20_Emphasis"><text:span text:style-name="T41">Чтобы подключать все обработчика сразу:</text:span></text:span></text:p>
      <text:list xml:id="list725975171" text:style-name="L21">
        <text:list-item>
          <text:p text:style-name="P157"><text:span text:style-name="Strong_20_Emphasis"><text:span text:style-name="T41">Контроллеры:</text:span></text:span></text:p>
        </text:list-item>
      </text:list>
      <text:list xml:id="list2031065011" text:style-name="L22">
        <text:list-item>
          <text:p text:style-name="P140">builder.Services.AddControllers(); // регистрирует все контроллеры</text:p>
        </text:list-item>
        <text:list-item>
          <text:p text:style-name="P146">app.MapControllers(); // подключает роутинг</text:p>
        </text:list-item>
      </text:list>
      <text:list xml:id="list161432242616462" text:continue-list="list725975171" text:style-name="L21">
        <text:list-item>
          <text:p text:style-name="P174">Для минимальных API — их надо объявлять явно:</text:p>
        </text:list-item>
      </text:list>
      <text:list xml:id="list2330941806" text:style-name="L23">
        <text:list-item>
          <text:p text:style-name="P192">app.MapGet("/one", () =&gt; "one");</text:p>
        </text:list-item>
        <text:list-item>
          <text:p text:style-name="P194">app.MapGet("/two", () =&gt; "two");</text:p>
        </text:list-item>
      </text:list>
      <text:list xml:id="list161432015764172" text:continue-list="list161432242616462" text:style-name="L21">
        <text:list-item>
          <text:p text:style-name="P174"><text:span text:style-name="Strong_20_Emphasis"><text:span text:style-name="T69">Middleware:</text:span></text:span></text:p>
        </text:list-item>
      </text:list>
      <text:list xml:id="list3685285905" text:style-name="L24">
        <text:list-item>
          <text:p text:style-name="P193"><text:span text:style-name="Strong_20_Emphasis"><text:span text:style-name="T81">app.UseMiddleware</text:span></text:span></text:p>
        </text:list-item>
      </text:list>
      <text:p text:style-name="P29"><text:span text:style-name="Strong_20_Emphasis"><text:span text:style-name="T13"/></text:span></text:p>
      <text:p text:style-name="P41"><text:span text:style-name="Strong_20_Emphasis"><text:span text:style-name="T62">13) Как указать методы запросов для обработчиков запросов?</text:span></text:span></text:p>
      <text:p text:style-name="P29"><text:span text:style-name="Strong_20_Emphasis"><text:span text:style-name="T13">Ответ:</text:span></text:span></text:p>
      <text:list xml:id="list3295377580" text:style-name="L25">
        <text:list-item>
          <text:p text:style-name="P195"><text:span text:style-name="Strong_20_Emphasis"><text:span text:style-name="T42">Атрибуты HTTP-методов, то есть [HttpGet], [HttpPost] и т. п.</text:span></text:span></text:p>
        </text:list-item>
        <text:list-item>
          <text:p text:style-name="P199"><text:span text:style-name="Strong_20_Emphasis"><text:span text:style-name="T42">Через Map-методы, то есть app.MapGet("/products", () =&gt; "Get all products");</text:span></text:span></text:p>
        </text:list-item>
        <text:list-item>
          <text:p text:style-name="P199"><text:span text:style-name="Strong_20_Emphasis"><text:span text:style-name="T42">Через Middleware</text:span></text:span></text:p>
        </text:list-item>
      </text:list>
      <text:p text:style-name="P29"><text:span text:style-name="Strong_20_Emphasis"><text:span text:style-name="T13"/></text:span></text:p>
      <text:p text:style-name="P29"><text:span text:style-name="Strong_20_Emphasis"><text:span text:style-name="T62">14) Что такое HttpContext? Как его получить? Что в нем находится?</text:span></text:span></text:p>
      <text:p text:style-name="P29"><text:span text:style-name="Strong_20_Emphasis"><text:span text:style-name="T13">Ответ:</text:span></text:span></text:p>
      <text:p text:style-name="P77"><text:span text:style-name="Strong_20_Emphasis"><text:span text:style-name="T13">HttpContext — это объект, который представляет текущий контекст HTTP-запроса в ASP.NET Core.</text:span></text:span></text:p>
      <text:p text:style-name="P53"><text:span text:style-name="Strong_20_Emphasis"><text:span text:style-name="T13">Он реализован в классе Microsoft.AspNetCore.Http.HttpContext.</text:span></text:span></text:p>
      <text:p text:style-name="P53"><text:span text:style-name="Strong_20_Emphasis"><text:span text:style-name="T13">Он доступен во время обработки каждого запроса и служит точкой доступа к:</text:span></text:span></text:p>
      <text:list xml:id="list2941196830" text:style-name="L26">
        <text:list-item>
          <text:p text:style-name="P162">Request – объект, представляющий входящий HTTP-запрос (метод, путь, заголовки, тело и т.д.).</text:p>
        </text:list-item>
        <text:list-item>
          <text:p text:style-name="P175">Response – объект, формирующий исходящий HTTP-ответ (статус, заголовки, тело ответа).</text:p>
        </text:list-item>
        <text:list-item>
          <text:p text:style-name="P175">User – информация о текущем пользователе (тип ClaimsPrincipal), включая логин, роли, токены и т.д.</text:p>
        </text:list-item>
        <text:list-item>
          <text:p text:style-name="P175">Session – доступ к данным сессии (если сессии включены).</text:p>
        </text:list-item>
        <text:list-item>
          <text:p text:style-name="P175">Items – коллекция IDictionary, используемая для передачи данных между компонентами внутри одного запроса.</text:p>
        </text:list-item>
        <text:list-item>
          <text:p text:style-name="P175">RequestServices – доступ к сервисам, зарегистрированным в контейнере зависимостей (в рамках текущего запроса).</text:p>
        </text:list-item>
        <text:list-item>
          <text:p text:style-name="P175">Connection – информация о соединении клиента (IP-адрес, порт и т.д.).</text:p>
        </text:list-item>
        <text:list-item>
          <text:p text:style-name="P175">TraceIdentifier – уникальный идентификатор запроса, полезен для логирования и трассировки.</text:p>
        </text:list-item>
        <text:list-item>
          <text:p text:style-name="P175">Features – доступ к дополнительным HTTP-возможностям (например, WebSockets, HTTP/2, и т.д.).</text:p>
        </text:list-item>
        <text:list-item>
          <text:p text:style-name="P175">WebSockets – API для управления WebSocket-соединениями.</text:p>
        </text:list-item>
      </text:list>
      <text:p text:style-name="P68"/>
      <text:p text:style-name="P83"><text:span text:style-name="T2">Чтобы получить</text:span> <text:span text:style-name="Strong_20_Emphasis"><text:span text:style-name="T13">HttpContext:</text:span></text:span></text:p>
      <text:list xml:id="list1574530292" text:style-name="L27">
        <text:list-item>
          <text:p text:style-name="P163"><text:span text:style-name="Strong_20_Emphasis"><text:span text:style-name="T9">В контроллерах:</text:span></text:span></text:p>
        </text:list-item>
      </text:list>
      <text:p text:style-name="P103">public class MyController : ControllerBase</text:p>
      <text:p text:style-name="P103">{</text:p>
      <text:p text:style-name="P103"><text:s text:c="4"/>public IActionResult Get()</text:p>
      <text:p text:style-name="P103"><text:s text:c="4"/>{</text:p>
      <text:p text:style-name="P103"><text:s text:c="8"/>var context = HttpContext;</text:p>
      <text:p text:style-name="P103"><text:s text:c="8"/>var method = context.Request.Method;</text:p>
      <text:p text:style-name="P103"><text:s text:c="8"/>return Ok($"Метод запроса: {method}");</text:p>
      <text:p text:style-name="P103"><text:s text:c="4"/>}</text:p>
      <text:p text:style-name="P103">}</text:p>
      <text:p text:style-name="P103"/>
      <text:list xml:id="list161431055886710" text:continue-numbering="true" text:style-name="L27">
        <text:list-item>
          <text:p text:style-name="P176"><text:span text:style-name="Strong_20_Emphasis"><text:span text:style-name="T9">В Middleware:</text:span></text:span></text:p>
        </text:list-item>
      </text:list>
      <text:p text:style-name="P103">app.Use(async (context, next) =&gt;</text:p>
      <text:p text:style-name="P103">{</text:p>
      <text:p text:style-name="P103"><text:s text:c="4"/>var path = context.Request.Path;</text:p>
      <text:p text:style-name="P103"><text:s text:c="4"/>Console.WriteLine($"Путь запроса: {path}");</text:p>
      <text:p text:style-name="P103"><text:s text:c="4"/>await next();</text:p>
      <text:p text:style-name="P103">});</text:p>
      <text:p text:style-name="P103"/>
      <text:list xml:id="list161432361446883" text:continue-numbering="true" text:style-name="L27">
        <text:list-item>
          <text:p text:style-name="P168"><text:span text:style-name="Strong_20_Emphasis"><text:span text:style-name="T42">В сервисах через DI</text:span></text:span></text:p>
        </text:list-item>
      </text:list>
      <text:p text:style-name="P96"><text:span text:style-name="Strong_20_Emphasis"><text:span text:style-name="T74">var context = _httpContextAccessor.HttpContext;</text:span></text:span></text:p>
      <text:p text:style-name="P99"><text:span text:style-name="Strong_20_Emphasis"><text:span text:style-name="T74">return context?.Connection?.RemoteIpAddress?.ToString();</text:span></text:span></text:p>
      <text:p text:style-name="P41"><text:span text:style-name="Strong_20_Emphasis"><text:span text:style-name="T62">15) Как обработать тело запроса?</text:span></text:span></text:p>
      <text:p text:style-name="P85"><text:span text:style-name="Strong_20_Emphasis"><text:span text:style-name="T62">Как получить Params из пути запроса (например /api/users/5)? </text:span></text:span></text:p>
      <text:p text:style-name="P84"><text:span text:style-name="Strong_20_Emphasis"><text:span text:style-name="T62">Как получить значения Query Params ( например /api/users?page=10&amp;limit=20)?</text:span></text:span></text:p>
      <text:p text:style-name="P29"><text:span text:style-name="Strong_20_Emphasis"><text:span text:style-name="T13">Ответ:</text:span></text:span></text:p>
      <text:list xml:id="list2236703725" text:style-name="L28">
        <text:list-item>
          <text:p text:style-name="P196"><text:span text:style-name="Strong_20_Emphasis"><text:span text:style-name="T43">Чтобы обработать тело запроса есть атрибут [FromBody], обычно передаются ввиде JSON</text:span></text:span></text:p>
        </text:list-item>
        <text:list-item>
          <text:p text:style-name="P200"><text:span text:style-name="Strong_20_Emphasis"><text:span text:style-name="T43">Чтобы получить параметры в Params, то нужно </text:span></text:span><text:span text:style-name="Strong_20_Emphasis"><text:span text:style-name="T44">использовать атрибут [FromRoute]</text:span></text:span></text:p>
        </text:list-item>
        <text:list-item>
          <text:p text:style-name="P201"><text:span text:style-name="Strong_20_Emphasis"><text:span text:style-name="T44">Чтобы получить значения с Query Params </text:span></text:span><text:span text:style-name="Strong_20_Emphasis"><text:span text:style-name="T45">используем атрибут [FromQuery], </text:span></text:span></text:p>
        </text:list-item>
        <text:list-item>
          <text:p text:style-name="P200"><text:span text:style-name="Strong_20_Emphasis"><text:span text:style-name="T43">Дополнительные способы: </text:span></text:span></text:p>
        </text:list-item>
      </text:list>
      <text:list xml:id="list3493340026" text:style-name="L29">
        <text:list-item>
          <text:p text:style-name="P208"><text:span text:style-name="Strong_20_Emphasis"><text:span text:style-name="T43">Через переменные, пример: </text:span></text:span><text:span text:style-name="Strong_20_Emphasis"><text:span text:style-name="T75">public IActionResult GetUserById(int id);</text:span></text:span></text:p>
        </text:list-item>
        <text:list-item>
          <text:p text:style-name="P209"><text:span text:style-name="Strong_20_Emphasis"><text:span text:style-name="T44">Через Dto объект, пример: </text:span></text:span><text:span text:style-name="Strong_20_Emphasis"><text:span text:style-name="T76">public IActionResult GetUsers([FromQuery] PaginationParams pagination)</text:span></text:span></text:p>
        </text:list-item>
        <text:list-item>
          <text:p text:style-name="P209"><text:span text:style-name="Strong_20_Emphasis"><text:span text:style-name="T44">Через атрибут [FromRoute], то есть параметры из URL пути (</text:span></text:span><text:span text:style-name="Strong_20_Emphasis"><text:span text:style-name="Source_20_Text"><text:span text:style-name="T44">/users/5</text:span></text:span></text:span><text:span text:style-name="Strong_20_Emphasis"><text:span text:style-name="T44">)</text:span></text:span></text:p>
        </text:list-item>
      </text:list>
      <text:p text:style-name="P29"><text:span text:style-name="Strong_20_Emphasis"><text:span text:style-name="T13"/></text:span></text:p>
      <text:p text:style-name="P30"><text:span text:style-name="Strong_20_Emphasis"><text:span text:style-name="T63">16) Как можно отправить ответ от сервера? Как передавать данные в ответе?</text:span></text:span></text:p>
      <text:p text:style-name="P30"><text:span text:style-name="Strong_20_Emphasis"><text:span text:style-name="T14">Ответ:</text:span></text:span></text:p>
      <text:p text:style-name="P78"><text:span text:style-name="Strong_20_Emphasis"><text:span text:style-name="T45">Чтобы отправить ответ от сервера, есть несколько:</text:span></text:span></text:p>
      <text:list xml:id="list1996402825" text:style-name="L30">
        <text:list-item>
          <text:p text:style-name="P158"><text:span text:style-name="Strong_20_Emphasis"><text:span text:style-name="T45">Через Map-методы, то есть </text:span></text:span><text:span text:style-name="Strong_20_Emphasis"><text:span text:style-name="T77">public string Hello() =&gt; " </text:span></text:span><text:span text:style-name="Strong_20_Emphasis"><text:span text:style-name="T45">способов</text:span></text:span><text:span text:style-name="Strong_20_Emphasis"><text:span text:style-name="T77">Hello World"; </text:span></text:span></text:p>
        </text:list-item>
        <text:list-item>
          <text:p text:style-name="P169"><text:span text:style-name="Strong_20_Emphasis"><text:span text:style-name="T77">Через </text:span></text:span><text:span text:style-name="Strong_20_Emphasis"><text:span text:style-name="T45">IActionResult, </text:span></text:span><text:span text:style-name="Strong_20_Emphasis"><text:span text:style-name="T46">c различными ответами:</text:span></text:span></text:p>
        </text:list-item>
      </text:list>
      <text:list xml:id="list911330991" text:style-name="L31">
        <text:list-item>
          <text:p text:style-name="P141">return Ok();<text:tab/><text:tab/><text:tab/><text:tab/>// HTTP 200 без тела</text:p>
        </text:list-item>
        <text:list-item>
          <text:p text:style-name="P147">return Ok(object);<text:tab/><text:tab/><text:tab/>// HTTP 200 с телом</text:p>
        </text:list-item>
        <text:list-item>
          <text:p text:style-name="P147">return Created(uri, object);<text:tab/>// HTTP 201 (после создания)</text:p>
        </text:list-item>
        <text:list-item>
          <text:p text:style-name="P147">return Accepted();<text:tab/><text:tab/><text:tab/>// HTTP 202 (принято в обработку)</text:p>
        </text:list-item>
        <text:list-item>
          <text:p text:style-name="P147">return NoContent();<text:tab/><text:tab/>// HTTP 204 (нет содержимого)</text:p>
        </text:list-item>
        <text:list-item>
          <text:p text:style-name="P147">return BadRequest();<text:tab/><text:tab/>// HTTP 400</text:p>
        </text:list-item>
        <text:list-item>
          <text:p text:style-name="P147">return NotFound();<text:tab/><text:tab/><text:tab/>// HTTP 404</text:p>
        </text:list-item>
        <text:list-item>
          <text:p text:style-name="P147">return Unauthorized();<text:tab/><text:tab/>// HTTP 401</text:p>
        </text:list-item>
        <text:list-item>
          <text:p text:style-name="P147">return Forbid();<text:tab/><text:tab/><text:tab/>// HTTP 403</text:p>
        </text:list-item>
        <text:list-item>
          <text:p text:style-name="P147">return StatusCode(500);<text:tab/><text:tab/>// Любой статус код</text:p>
        </text:list-item>
      </text:list>
      <text:list xml:id="list161431889665565" text:continue-list="list1996402825" text:style-name="L30">
        <text:list-item>
          <text:p text:style-name="P170"><text:soft-page-break/><text:span text:style-name="Strong_20_Emphasis"><text:span text:style-name="T46">Возврат данных в разных форматах, по умолчанию JSON, но можно еще XML, без формата, можно возвращать файлы через PhysicalFile(«Путь к файлу», «application/расширение файла»)</text:span></text:span></text:p>
        </text:list-item>
        <text:list-item>
          <text:p text:style-name="P170"><text:span text:style-name="Strong_20_Emphasis"><text:span text:style-name="T46">Создание кастомных ответов, пример: return StatusCode(418, new { Error = "I'm a teapot" });</text:span></text:span></text:p>
        </text:list-item>
      </text:list>
      <text:p text:style-name="P30"><text:span text:style-name="Strong_20_Emphasis"><text:span text:style-name="T14"/></text:span></text:p>
      <text:p text:style-name="P30"><text:span text:style-name="Strong_20_Emphasis"><text:span text:style-name="T63">17) Что такое Entity Framework Core?</text:span></text:span></text:p>
      <text:p text:style-name="P30"><text:span text:style-name="Strong_20_Emphasis"><text:span text:style-name="T14">Ответ:</text:span></text:span></text:p>
      <text:p text:style-name="P30"><text:span text:style-name="Strong_20_Emphasis"><text:span text:style-name="T14"/></text:span></text:p>
      <text:p text:style-name="P82"><text:span text:style-name="Strong_20_Emphasis"><text:span text:style-name="T14">Entity Framework Core (EF Core) — это объектно-реляционный маппинг (ORM) фреймворк для .NET, который позволяет разработчикам работать с базами данных, используя объекты .NET, а не писать SQL-запросы вручную. EF Core упрощает взаимодействие с базами данных, предоставляя абстракцию, которая помогает работать с данными как с объектами, а не с таблицами в базе данных.</text:span></text:span></text:p>
      <text:p text:style-name="P64"><text:span text:style-name="Strong_20_Emphasis"><text:span text:style-name="T46">Основные особенности:</text:span></text:span></text:p>
      <text:list xml:id="list3280667354" text:style-name="L32">
        <text:list-item>
          <text:p text:style-name="P164"><text:span text:style-name="Strong_20_Emphasis"><text:span text:style-name="T46">Объектно-реляционное отображение, то есть позволяет работать с БД использую классы, которые соответствуют таблицам в БД, также разработчик работает с объектами, а не с запросами</text:span></text:span></text:p>
        </text:list-item>
        <text:list-item>
          <text:p text:style-name="P177"><text:span text:style-name="Strong_20_Emphasis"><text:span text:style-name="T46">Кросс-платформеность работает не только с Windows, но и с Linux и MacOC</text:span></text:span></text:p>
        </text:list-item>
        <text:list-item>
          <text:p text:style-name="P177"><text:span text:style-name="Strong_20_Emphasis"><text:span text:style-name="T46">Поддержка разных БД;</text:span></text:span></text:p>
        </text:list-item>
        <text:list-item>
          <text:p text:style-name="P177"><text:span text:style-name="Strong_20_Emphasis"><text:span text:style-name="T46">Миграции;</text:span></text:span></text:p>
        </text:list-item>
        <text:list-item>
          <text:p text:style-name="P177"><text:span text:style-name="Strong_20_Emphasis"><text:span text:style-name="T46">Поддержка запросов LINQ, что позволяет строить запросы к БД непосредственно на C#</text:span></text:span></text:p>
        </text:list-item>
      </text:list>
      <text:p text:style-name="P30"><text:span text:style-name="Strong_20_Emphasis"><text:span text:style-name="T14"/></text:span></text:p>
      <text:p text:style-name="P30"><text:span text:style-name="Strong_20_Emphasis"><text:span text:style-name="T63">18) Как создать подключение к базе данных с использованием .NET, ASP.NET и EF Core?</text:span></text:span></text:p>
      <text:p text:style-name="P30"><text:span text:style-name="Strong_20_Emphasis"><text:span text:style-name="T14">Ответ:</text:span></text:span></text:p>
      <text:p text:style-name="P79"><text:span text:style-name="Strong_20_Emphasis"><text:span text:style-name="T47">Для того, чтобы создать подключение нужно подготовить библиотеки:</text:span></text:span></text:p>
      <text:list xml:id="list1925309827" text:style-name="L33">
        <text:list-item>
          <text:p text:style-name="P159"><text:span text:style-name="Strong_20_Emphasis"><text:span text:style-name="T78">dotnet add package Npgsql.EntityFrameworkCore.</text:span></text:span></text:p>
        </text:list-item>
        <text:list-item>
          <text:p text:style-name="P159"><text:span text:style-name="Strong_20_Emphasis"><text:span text:style-name="T78">dotnet add package Npgsql.EntityFrameworkCore.PostgreSQL</text:span></text:span></text:p>
        </text:list-item>
        <text:list-item>
          <text:p text:style-name="P171"><text:soft-page-break/><text:span text:style-name="Strong_20_Emphasis"><text:span text:style-name="T78">dotnet add package Microsoft.EntityFrameworkCore.Design</text:span></text:span></text:p>
        </text:list-item>
      </text:list>
      <text:p text:style-name="P100"><text:span text:style-name="Strong_20_Emphasis"><text:span text:style-name="T78"/></text:span></text:p>
      <text:p text:style-name="P54"><text:span text:style-name="Strong_20_Emphasis"><text:span text:style-name="T47">Потом добавить строку подключения, к примеру в коде</text:span></text:span></text:p>
      <text:p text:style-name="P66"><text:span text:style-name="Strong_20_Emphasis"><text:span text:style-name="T78">builder.Services.AddDbContext&lt;ToDoDbContext&gt;(opt=&gt;opt.UseNpgsql("host=localhost;port=5433;Database=todo;Username=dunice;Password=Dunice;")</text:span></text:span></text:p>
      <text:p text:style-name="P66"><text:span text:style-name="Strong_20_Emphasis"><text:span text:style-name="T78"/></text:span></text:p>
      <text:p text:style-name="P54"><text:span text:style-name="Strong_20_Emphasis"><text:span text:style-name="T47">Добавить Context</text:span></text:span></text:p>
      <text:p text:style-name="P65">public ToDoDbContext(DbContextOptions&lt;ToDoDbContext&gt; options) : base(options) {} </text:p>
      <text:p text:style-name="P30"><text:span text:style-name="Strong_20_Emphasis"><text:span text:style-name="T14"/></text:span></text:p>
      <text:p text:style-name="P30"><text:span text:style-name="Strong_20_Emphasis"><text:span text:style-name="T63">19) Что такое DTO? Для чего используют DTO? Как можно привести данные к виду DTO?</text:span></text:span></text:p>
      <text:p text:style-name="P30"><text:span text:style-name="Strong_20_Emphasis"><text:span text:style-name="T14">Ответ:</text:span></text:span></text:p>
      <text:p text:style-name="P80"><text:span text:style-name="Strong_20_Emphasis"><text:span text:style-name="T14">DTO (Data Transfer Object) — это простой объект, который используется для передачи данных между слоями приложения, особенно между сервером и клиентом или между слоями в многослойной архитектуре.</text:span></text:span></text:p>
      <text:p text:style-name="P55"><text:span text:style-name="Strong_20_Emphasis"><text:span text:style-name="T14"/></text:span></text:p>
      <text:p text:style-name="P55"><text:span text:style-name="Strong_20_Emphasis"><text:span text:style-name="T14">Зачем используют DTO?</text:span></text:span></text:p>
      <text:list xml:id="list925239997" text:style-name="L34">
        <text:list-item>
          <text:p text:style-name="P160"><text:span text:style-name="Strong_20_Emphasis"><text:span text:style-name="T87">Изоляция слоя данных от внешнего мира DTO помогает скрыть внутреннюю структуру базы данных (или бизнес-логики) от клиента.</text:span></text:span></text:p>
        </text:list-item>
        <text:list-item>
          <text:p text:style-name="P172"><text:span text:style-name="Strong_20_Emphasis"><text:span text:style-name="T87">Безопасность С DTO ты передаёшь только нужные данные. Например, не отправляешь пароль или внутренний ID клиенту.</text:span></text:span></text:p>
        </text:list-item>
        <text:list-item>
          <text:p text:style-name="P172"><text:span text:style-name="Strong_20_Emphasis"><text:span text:style-name="T87">Гибкость Модели базы данных (Entity) и внешние представления (DTO) могут отличаться — у DTO могут быть объединённые поля, переименованные свойства и т.д.</text:span></text:span></text:p>
        </text:list-item>
        <text:list-item>
          <text:p text:style-name="P172"><text:span text:style-name="Strong_20_Emphasis"><text:span text:style-name="T87">Производительность DTO может содержать только нужные поля, что уменьшает объем передаваемых данных.</text:span></text:span></text:p>
        </text:list-item>
        <text:list-item>
          <text:p text:style-name="P172"><text:span text:style-name="Strong_20_Emphasis"><text:span text:style-name="T87">Явное управление контрактами API DTO определяет, что именно клиент может получить/отправить — это делает API стабильным и предсказуемым.</text:span></text:span></text:p>
        </text:list-item>
      </text:list>
      <text:p text:style-name="P79"><text:span text:style-name="Strong_20_Emphasis"><text:span text:style-name="T47"/></text:span></text:p>
      <text:p text:style-name="P54"><text:soft-page-break/><text:span text:style-name="Strong_20_Emphasis"><text:span text:style-name="T47">Чтобы привести данные к виду Dto есть несколько способов :</text:span></text:span></text:p>
      <text:list xml:id="list2091278457" text:style-name="L35">
        <text:list-item>
          <text:p text:style-name="P161"><text:span text:style-name="Strong_20_Emphasis"><text:span text:style-name="T48">Ручной маппинг — приводим данные из одного формата в другой;</text:span></text:span></text:p>
        </text:list-item>
        <text:list-item>
          <text:p text:style-name="P173"><text:span text:style-name="Strong_20_Emphasis"><text:span text:style-name="T48">С помощью AutoMapper - это библиотека, которая автоматически копирует свойства между объектами (если имена совпадают). Чтобы пользоваться AutoMapper`ом:</text:span></text:span></text:p>
        </text:list-item>
      </text:list>
      <text:list xml:id="list3927431642" text:style-name="L36">
        <text:list-item>
          <text:p text:style-name="P210"><text:span text:style-name="Strong_20_Emphasis"><text:span text:style-name="T82">Устанавливаем пакет - dotnet add package AutoMapper.Extensions.Microsoft.DependencyInjection;</text:span></text:span></text:p>
        </text:list-item>
        <text:list-item>
          <text:p text:style-name="P211"><text:span text:style-name="Strong_20_Emphasis"><text:span text:style-name="T82">Создаем профиль using AutoMapper;</text:span></text:span></text:p>
        </text:list-item>
      </text:list>
      <text:p text:style-name="P112"><text:span text:style-name="Strong_20_Emphasis"><text:span text:style-name="T73">public class MappingProfile : Profile</text:span></text:span></text:p>
      <text:p text:style-name="P113"><text:span text:style-name="Strong_20_Emphasis"><text:span text:style-name="T73">{</text:span></text:span></text:p>
      <text:p text:style-name="P110"><text:span text:style-name="Strong_20_Emphasis"><text:span text:style-name="T73">public MappingProfile()</text:span></text:span></text:p>
      <text:p text:style-name="P111"><text:span text:style-name="Strong_20_Emphasis"><text:span text:style-name="T73">{</text:span></text:span></text:p>
      <text:p text:style-name="P114"><text:span text:style-name="Strong_20_Emphasis"><text:span text:style-name="T73">CreateMap&lt;User, UserDto&gt;();</text:span></text:span></text:p>
      <text:p text:style-name="P115"><text:span text:style-name="Strong_20_Emphasis"><text:span text:style-name="T73">CreateMap&lt;UserDto, User&gt;(); // если нужно обратно</text:span></text:span></text:p>
      <text:p text:style-name="P111"><text:span text:style-name="Strong_20_Emphasis"><text:span text:style-name="T73">}</text:span></text:span></text:p>
      <text:p text:style-name="P113"><text:span text:style-name="Strong_20_Emphasis"><text:span text:style-name="T73">}</text:span></text:span></text:p>
      <text:list xml:id="list161430730151491" text:continue-numbering="true" text:style-name="L36">
        <text:list-item>
          <text:p text:style-name="P212"><text:span text:style-name="T83">Регистрируем его в Programm - </text:span>builder.Services.AddAutoMapper(typeof(Program));</text:p>
        </text:list-item>
      </text:list>
      <text:p text:style-name="P33"><text:span text:style-name="Strong_20_Emphasis"><text:span text:style-name="T47"/></text:span></text:p>
      <text:p text:style-name="P30"><text:span text:style-name="Strong_20_Emphasis"><text:span text:style-name="T63">20) Работа с JSON: сериализация и десериализация данных.</text:span></text:span></text:p>
      <text:p text:style-name="P90"><text:span text:style-name="Strong_20_Emphasis"><text:span text:style-name="T63">Как создать из объекта JSON строку? </text:span></text:span></text:p>
      <text:p text:style-name="P91"><text:span text:style-name="Strong_20_Emphasis"><text:span text:style-name="T63">Как создать из строки объект заданного типа? </text:span></text:span></text:p>
      <text:p text:style-name="P91"><text:span text:style-name="Strong_20_Emphasis"><text:span text:style-name="T63">Использование стандартных средств .NET. </text:span></text:span></text:p>
      <text:p text:style-name="P91"><text:span text:style-name="Strong_20_Emphasis"><text:span text:style-name="T63">Использование Newtonsoft.Json.</text:span></text:span></text:p>
      <text:p text:style-name="P30"><text:span text:style-name="Strong_20_Emphasis"><text:span text:style-name="T14">Ответ:</text:span></text:span></text:p>
      <text:p text:style-name="P80"><text:span text:style-name="Strong_20_Emphasis"><text:span text:style-name="T14">JSON (JavaScript Object Notation) является одним из наиболее популярных форматов для хранения и передачи данных. И платформа .NET предоставляет функционал для работы с JSON.</text:span></text:span></text:p>
      <text:p text:style-name="P55"><text:span text:style-name="Strong_20_Emphasis"><text:span text:style-name="T14">Основная функциональность по работе с JSON сосредоточена в пространстве имен System.Text.Json. Ключевым типом является класс JsonSerializer, который и позволяет сериализовать объект в json и, наоборот, десериализовать код json в объект C#</text:span></text:span></text:p>
      <text:p text:style-name="P55"><text:span text:style-name="Strong_20_Emphasis"><text:span text:style-name="T14"/></text:span></text:p>
      <text:p text:style-name="P55"><text:soft-page-break/><text:span text:style-name="Strong_20_Emphasis"><text:span text:style-name="T14"/></text:span></text:p>
      <text:p text:style-name="P55"><text:span text:style-name="Strong_20_Emphasis"><text:span text:style-name="T14">Для сохранения объекта в json в классе JsonSerializer определен статический метод Serialize() и его асинхронный двойник SerializeAsyc(), которые имеют ряд перегруженных версий. Некоторые из них: </text:span></text:span></text:p>
      <text:p text:style-name="P56"><text:span text:style-name="Strong_20_Emphasis"><text:span text:style-name="T14">???????????????????????????????</text:span></text:span></text:p>
      <text:p text:style-name="P55"><text:span text:style-name="Strong_20_Emphasis"><text:span text:style-name="T14">???????????????????????????????</text:span></text:span></text:p>
      <text:p text:style-name="P56"><text:span text:style-name="Strong_20_Emphasis"><text:span text:style-name="T14">???????????????????????????????</text:span></text:span></text:p>
      <text:p text:style-name="P55"><text:span text:style-name="Strong_20_Emphasis"><text:span text:style-name="T14">Для десериализации кода json в объект C# применяется метод Deserialize() и его асинхронный двойник DeserializeAsync(), которые имеют различные версии. Некоторые из них:</text:span></text:span></text:p>
      <text:p text:style-name="P56"><text:span text:style-name="Strong_20_Emphasis"><text:span text:style-name="T14">???????????????????????????????</text:span></text:span></text:p>
      <text:p text:style-name="P56"><text:span text:style-name="Strong_20_Emphasis"><text:span text:style-name="T14">???????????????????????????????</text:span></text:span></text:p>
      <text:p text:style-name="P56"><text:span text:style-name="Strong_20_Emphasis"><text:span text:style-name="T14">???????????????????????????????</text:span></text:span></text:p>
      <text:p text:style-name="P56"><text:span text:style-name="Strong_20_Emphasis"><text:span text:style-name="T14"/></text:span></text:p>
      <text:p text:style-name="P57"><text:span text:style-name="Strong_20_Emphasis"><text:span text:style-name="T50">Стандартными средствами:</text:span></text:span></text:p>
      <text:p text:style-name="P56"><text:span text:style-name="Strong_20_Emphasis"><text:span text:style-name="T49">Чтобы сериализовать объект в JSON-строку:</text:span></text:span></text:p>
      <text:p text:style-name="P97"><text:span text:style-name="Strong_20_Emphasis"><text:span text:style-name="T79">string jsonString = JsonConvert.SerializeObject(person);</text:span></text:span></text:p>
      <text:p text:style-name="P101"><text:span text:style-name="Strong_20_Emphasis"><text:span text:style-name="T79"/></text:span></text:p>
      <text:p text:style-name="P101"><text:span text:style-name="Strong_20_Emphasis"><text:span text:style-name="T79">var settings = new JsonSerializerSettings</text:span></text:span></text:p>
      <text:p text:style-name="P101"><text:span text:style-name="Strong_20_Emphasis"><text:span text:style-name="T79">{</text:span></text:span></text:p>
      <text:p text:style-name="P101"><text:span text:style-name="Strong_20_Emphasis"><text:span text:style-name="T79"><text:s text:c="4"/>Formatting = Formatting.Indented, // Красивый вывод</text:span></text:span></text:p>
      <text:p text:style-name="P101"><text:span text:style-name="Strong_20_Emphasis"><text:span text:style-name="T79"><text:s text:c="4"/>NullValueHandling = NullValueHandling.Ignore // Игнорировать null-значения</text:span></text:span></text:p>
      <text:p text:style-name="P101"><text:span text:style-name="Strong_20_Emphasis"><text:span text:style-name="T79">};</text:span></text:span></text:p>
      <text:p text:style-name="P101"><text:span text:style-name="Strong_20_Emphasis"><text:span text:style-name="T79">string formattedJson = JsonConvert.SerializeObject(person, settings);</text:span></text:span></text:p>
      <text:p text:style-name="P56"><text:span text:style-name="Strong_20_Emphasis"><text:span text:style-name="T59"/></text:span></text:p>
      <text:p text:style-name="P56"><text:span text:style-name="Strong_20_Emphasis"><text:span text:style-name="T59">Чтобы десериализовать JSON-строку в объект:</text:span></text:span></text:p>
      <text:p text:style-name="P97">Person person = JsonConvert.DeserializeObject&lt;Person&gt;(json);</text:p>
      <text:p text:style-name="P56"><text:span text:style-name="Strong_20_Emphasis"><text:span text:style-name="T59"/></text:span></text:p>
      <text:p text:style-name="P56"><text:span text:style-name="Strong_20_Emphasis"><text:span text:style-name="T59"/></text:span></text:p>
      <text:p text:style-name="P57"><text:soft-page-break/><text:span text:style-name="Strong_20_Emphasis"><text:span text:style-name="T60">Используя Newtonsoft.Json:</text:span></text:span></text:p>
      <text:p text:style-name="P98"><text:span text:style-name="Strong_20_Emphasis"><text:span text:style-name="T60">Для начала необходимо установить пакет - «</text:span></text:span><text:span text:style-name="Strong_20_Emphasis"><text:span text:style-name="T80">dotnet add package Newtonsoft.Json»</text:span></text:span></text:p>
      <text:p text:style-name="P102">Сериализация:</text:p>
      <text:p text:style-name="P116">using Newtonsoft.Json;</text:p>
      <text:p text:style-name="P118"/>
      <text:p text:style-name="P118">var product = new Product</text:p>
      <text:p text:style-name="P118">{</text:p>
      <text:p text:style-name="P118"><text:s text:c="4"/>Id = 1,</text:p>
      <text:p text:style-name="P118"><text:s text:c="4"/>Name = "Ноутбук",</text:p>
      <text:p text:style-name="P118"><text:s text:c="4"/>Price = 999.99m,</text:p>
      <text:p text:style-name="P118"><text:s text:c="4"/>InStock = true,</text:p>
      <text:p text:style-name="P118"><text:s text:c="4"/>Tags = new[] { "электроника", "техника" }</text:p>
      <text:p text:style-name="P118">};</text:p>
      <text:p text:style-name="P118"/>
      <text:p text:style-name="P118">string json = JsonConvert.SerializeObject(product);</text:p>
      <text:p text:style-name="P102"/>
      <text:p text:style-name="P102">Десериализация:</text:p>
      <text:p text:style-name="P117">string json = </text:p>
      <text:p text:style-name="P119">@"{</text:p>
      <text:p text:style-name="P119"><text:s text:c="4"/>'Id': 2,</text:p>
      <text:p text:style-name="P119"><text:s text:c="4"/>'Name': 'Смартфон',</text:p>
      <text:p text:style-name="P119"><text:s text:c="4"/>'Price': 599.99,</text:p>
      <text:p text:style-name="P119"><text:s text:c="4"/>'InStock': true,</text:p>
      <text:p text:style-name="P119"><text:s text:c="4"/>'Tags': ['мобильный', 'гаджет']</text:p>
      <text:p text:style-name="P119">}";</text:p>
      <text:p text:style-name="P119"/>
      <text:p text:style-name="P119">Product product = JsonConvert.DeserializeObject&lt;Product&gt;(json);</text:p>
      <text:p text:style-name="P119"/>
      <text:p text:style-name="P39"/>
      <text:p text:style-name="P135"><text:soft-page-break/>сервис-локатор, как коллекции работают. Реализовать внедрение зависимостей без ASP core</text:p>
      <text:p text:style-name="P135"/>
      <text:p text:style-name="P133"><text:span text:style-name="T84">HT</text:span><text:span text:style-name="T85">T</text:span><text:span text:style-name="T84">P-кода, HTTPS и отличия от HTTP, </text:span><text:span text:style-name="T86">WebSocket</text:span><text:span text:style-name="T84">, </text:span><text:span text:style-name="T86">Аналоги REST</text:span><text:span text:style-name="T84">, DI, IoC-контейнеры, переменные окружения, как можно передать ответы и возвращат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15T12:47:44.544816751</dc:date>
    <meta:editing-duration>P1DT5H2M1S</meta:editing-duration>
    <meta:editing-cycles>18</meta:editing-cycles>
    <meta:document-statistic meta:table-count="11" meta:image-count="0" meta:object-count="0" meta:page-count="22" meta:paragraph-count="391" meta:word-count="3031" meta:character-count="23246" meta:non-whitespace-character-count="20485"/>
  </office:meta>
</office:document-meta>
</file>